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5">
      <style:paragraph-properties fo:line-height="100%" fo:text-align="justify" fo:text-align-last="start" style:tab-stop-distance="1in" fo:margin-left="0.7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7">
      <style:paragraph-properties fo:line-height="100%" fo:text-align="justify" fo:text-align-last="start" style:tab-stop-distance="1in" fo:margin-left="0.7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justify" fo:text-align-last="start" style:tab-stop-distance="1in" fo:margin-left="0.7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2">
      <style:paragraph-properties fo:line-height="100%" fo:text-align="justify" fo:text-align-last="start" style:tab-stop-distance="1in" fo:margin-left="0.7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6">
      <style:paragraph-properties fo:line-height="100%" fo:text-align="justify" fo:text-align-last="start" style:tab-stop-distance="1in" fo:margin-left="0.7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1">
      <style:paragraph-properties fo:line-height="100%" fo:text-align="justify" fo:text-align-last="start" style:tab-stop-distance="1in" fo:margin-left="0.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justify" fo:text-align-last="start" style:tab-stop-distance="1in" fo:margin-left="0.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6">
      <style:paragraph-properties fo:line-height="100%" fo:text-align="justify" fo:text-align-last="start" style:tab-stop-distance="1in" fo:margin-left="0.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8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00%" fo:text-align="justify" fo:text-align-last="start" style:tab-stop-distance="1in" fo:margin-left="0.7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4">
      <style:paragraph-properties fo:line-height="100%" fo:text-align="justify" fo:text-align-last="start" style:tab-stop-distance="1in" fo:margin-left="0.7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6">
      <style:paragraph-properties fo:line-height="100%" fo:text-align="justify" fo:text-align-last="start" style:tab-stop-distance="1in" fo:margin-left="0.7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91">
      <style:graphic-properties draw:fill="solid" draw:fill-color="#99ccff" draw:opacity="100%" draw:stroke="solid" svg:stroke-width="0.02778in" svg:stroke-color="#000000" svg:stroke-opacity="100%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9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2">
      <style:paragraph-properties fo:line-height="100%" fo:text-align="justify" fo:text-align-last="start" style:tab-stop-distance="1in" fo:margin-left="0.7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4">
      <style:paragraph-properties fo:line-height="100%" fo:text-align="justify" fo:text-align-last="start" style:tab-stop-distance="1in" fo:margin-left="0.7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8">
      <style:paragraph-properties fo:line-height="100%" fo:text-align="justify" fo:text-align-last="start" style:tab-stop-distance="1in" fo:margin-left="0.7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2">
      <style:paragraph-properties fo:line-height="100%" fo:text-align="justify" fo:text-align-last="start" style:tab-stop-distance="1in" fo:margin-left="0.7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4">
      <style:paragraph-properties fo:line-height="100%" fo:text-align="justify" fo:text-align-last="start" style:tab-stop-distance="1in" fo:margin-left="0.7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8">
      <style:paragraph-properties fo:line-height="100%" fo:text-align="justify" fo:text-align-last="start" style:tab-stop-distance="1in" fo:margin-left="0.7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2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1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1.22222in" style:font-size-asian="1.22222in" style:font-size-complex="1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1.22222in" style:font-size-asian="1.22222in" style:font-size-complex="1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2">
      <style:paragraph-properties fo:line-height="100%" fo:text-align="justify" fo:text-align-last="start" style:tab-stop-distance="1in" fo:margin-left="0.7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6">
      <style:paragraph-properties fo:line-height="100%" fo:text-align="justify" fo:text-align-last="start" style:tab-stop-distance="1in" fo:margin-left="0.7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20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7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79">
      <style:graphic-properties draw:fill="solid" draw:fill-color="#99ccff" draw:opacity="100%" draw:stroke="solid" svg:stroke-width="0.02778in" svg:stroke-color="#000000" svg:stroke-opacity="100%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0">
      <style:paragraph-properties fo:line-height="100%" fo:text-align="left" style:tab-stop-distance="1in" fo:margin-left="0.7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4">
      <style:paragraph-properties fo:line-height="100%" fo:text-align="justify" fo:text-align-last="start" style:tab-stop-distance="1in" fo:margin-left="0.7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0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7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8">
      <style:paragraph-properties fo:line-height="100%" fo:text-align="justify" fo:text-align-last="start" style:tab-stop-distance="1in" fo:margin-left="0.7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04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1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2">
      <style:paragraph-properties fo:line-height="100%" fo:text-align="justify" fo:text-align-last="start" style:tab-stop-distance="1in" fo:margin-left="0.7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draw:fill="solid" draw:fill-color="#99ccff" draw:opacity="100%" draw:stroke="solid" svg:stroke-width="0.02778in" svg:stroke-color="#000000" svg:stroke-opacity="100%"/>
    </style:style>
    <style:style style:family="graphic" style:name="a161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1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58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23">
      <style:graphic-properties draw:fill="solid" draw:fill-color="#99ccff" draw:opacity="100%" draw:stroke="solid" svg:stroke-width="0.02778in" svg:stroke-color="#000000" svg:stroke-opacity="100%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3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40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1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2">
      <style:paragraph-properties fo:line-height="100%" fo:text-align="justify" fo:text-align-last="start" style:tab-stop-distance="1in" fo:margin-left="0.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justify" fo:text-align-last="start" style:tab-stop-distance="1in" fo:margin-left="0.7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justify" fo:text-align-last="start" style:tab-stop-distance="1in" fo:margin-left="0.7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justify" fo:text-align-last="start" style:tab-stop-distance="1in" fo:margin-left="0.7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2">
      <style:paragraph-properties fo:line-height="100%" fo:text-align="justify" fo:text-align-last="start" style:tab-stop-distance="1in" fo:margin-left="0.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justify" fo:text-align-last="start" style:tab-stop-distance="1in" fo:margin-left="0.7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justify" fo:text-align-last="start" style:tab-stop-distance="1in" fo:margin-left="0.7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ohit Devanagar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</office:automatic-styles>
  <office:body>
    <office:presentation>
      <draw:page draw:name="page1" draw:style-name="a1163" draw:master-page-name="Master2-Layout7-blank-Em-branco" presentation:presentation-page-layout-name="Master2-PPL7" draw:id="Slide-256">
        <draw:frame draw:id="id172" draw:style-name="a1170" draw:name="CaixaDeTexto 1" svg:x="0.94451in" svg:y="2.06102in" svg:width="9.52831in" svg:height="3.22812in">
          <draw:text-box>
            <text:p text:style-name="a1165" text:class-names="" text:cond-style-name=""><text:span text:style-name="a1164" text:class-names="">Construção<text:s text:c="1"/></text:span></text:p>
            <text:p text:style-name="a1167" text:class-names="" text:cond-style-name=""><text:span text:style-name="a1166" text:class-names="">de Compiladores</text:span></text:p>
            <text:p text:style-name="a1169" text:class-names="" text:cond-style-name=""><text:span text:style-name="a1168" text:class-names=""/></text:p>
          </draw:text-box>
          <svg:title/>
          <svg:desc/>
        </draw:frame>
        <draw:frame draw:id="id173" draw:style-name="a1175" draw:name="CaixaDeTexto 2" svg:x="0.3937in" svg:y="6.49606in" svg:width="2.3622in" svg:height="0.65945in">
          <draw:text-box>
            <text:p text:style-name="a1172" text:class-names="" text:cond-style-name=""><text:span text:style-name="a1171" text:class-names="">Luís Felipe</text:span></text:p>
            <text:p text:style-name="a1174" text:class-names="" text:cond-style-name=""><text:span text:style-name="a1173" text:class-names="">Vitor Lopes</text:span></text:p>
          </draw:text-box>
          <svg:title/>
          <svg:desc/>
        </draw:frame>
        <presentation:notes draw:style-name="a1181">
          <draw:frame draw:id="id174" draw:style-name="a1178" draw:name="Espaço Reservado para Número de Slide 6" svg:x="4.67953in" svg:y="11.10827in" svg:width="3.5878in" svg:height="0.58425in">
            <draw:text-box>
              <text:p text:style-name="a1177" text:class-names="" text:cond-style-name=""><text:span text:style-name="a1176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75" presentation:style-name="a1179" draw:name="Espaço Reservado para Imagem de Slide 1">
            <svg:title/>
            <svg:desc/>
          </draw:page-thumbnail>
          <draw:frame draw:id="id176" presentation:style-name="a1180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182" draw:master-page-name="Master2-Layout7-blank-Em-branco" presentation:presentation-page-layout-name="Master2-PPL7" draw:id="Slide-257">
        <draw:frame draw:id="id177" draw:style-name="a1187" draw:name="CaixaDeTexto 1" svg:x="0.98425in" svg:y="0.7874in" svg:width="8.66142in" svg:height="8.5689in">
          <draw:text-box>
            <text:p text:style-name="a1184" text:class-names="" text:cond-style-name=""><text:span text:style-name="a1183" text:class-names="">Descrição</text:span></text:p>
            <text:p text:style-name="a1186" text:class-names="" text:cond-style-name=""><text:span text:style-name="a1185" text:class-names=""/></text:p>
          </draw:text-box>
          <svg:title/>
          <svg:desc/>
        </draw:frame>
        <draw:frame draw:id="id178" draw:style-name="a1229" draw:name="CaixaDeTexto 2" svg:x="0.19685in" svg:y="1.8765in" svg:width="10.65561in" svg:height="5.61523in">
          <draw:text-box>
            <text:p text:style-name="a1194" text:class-names="" text:cond-style-name=""><text:span text:style-name="a1188" text:class-names=""><text:tab/>Nesta atividade vamos descrever uma pequena linguagem de programação, sendo uma variação da micro linguagem<text:s text:c="1"/></text:span><text:span text:style-name="a1189" text:class-names="">straight-line</text:span><text:span text:style-name="a1190" text:class-names="">,<text:s text:c="1"/></text:span><text:span text:style-name="a1191" text:class-names="">baseado na linguagem Torben</text:span><text:span text:style-name="a1192" text:class-names="">.</text:span><text:span text:style-name="a1193" text:class-names=""/></text:p>
            <text:p text:style-name="a1196" text:class-names="" text:cond-style-name=""><text:span text:style-name="a1195" text:class-names=""><text:s text:c="1"/>Neste roteiro vamos considerar uma linguagem, que chamaremos de Linguagem X, e baseada nessa linguagem vamos incluir:</text:span></text:p>
            <text:p text:style-name="a1198" text:class-names="" text:cond-style-name=""><text:span text:style-name="a1197" text:class-names=""/></text:p>
            <text:p text:style-name="a1200" text:class-names="" text:cond-style-name=""><text:span text:style-name="a1199" text:class-names="">• comentários de linha;</text:span></text:p>
            <text:p text:style-name="a1202" text:class-names="" text:cond-style-name=""><text:span text:style-name="a1201" text:class-names="">• comentários de bloco;</text:span></text:p>
            <text:p text:style-name="a1206" text:class-names="" text:cond-style-name=""><text:span text:style-name="a1203" text:class-names="">• literais booleanos, inteiros e<text:s text:c="1"/></text:span><text:span text:style-name="a1204" text:class-names="">string</text:span><text:span text:style-name="a1205" text:class-names="">;</text:span></text:p>
            <text:p text:style-name="a1214" text:class-names="" text:cond-style-name=""><text:span text:style-name="a1207" text:class-names="">• os tipos booleano (</text:span><text:span text:style-name="a1208" text:class-names="">bool</text:span><text:span text:style-name="a1209" text:class-names="">), inteiro (</text:span><text:span text:style-name="a1210" text:class-names="">int</text:span><text:span text:style-name="a1211" text:class-names="">) e<text:s text:c="1"/></text:span><text:span text:style-name="a1212" text:class-names="">string</text:span><text:span text:style-name="a1213" text:class-names="">;</text:span></text:p>
            <text:p text:style-name="a1217" text:class-names="" text:cond-style-name=""><text:span text:style-name="a1215" text:class-names="">• operadores aritméticos: - (simétrico e subtração), * (multiplicação), / (divisão), e % (resto da<text:s text:c="1"/></text:span><text:span text:style-name="a1216" text:class-names="">divisão inteira);</text:span></text:p>
            <text:p text:style-name="a1220" text:class-names="" text:cond-style-name=""><text:span text:style-name="a1218" text:class-names="">• operadores relacionais: == (igual), != (diferente), &gt; (maior que), &gt;= (maior ou igual a), &lt; (menor que), e<text:s text:c="1"/></text:span><text:span text:style-name="a1219" text:class-names="">&lt;= (menor ou igual a);</text:span></text:p>
            <text:p text:style-name="a1222" text:class-names="" text:cond-style-name=""><text:span text:style-name="a1221" text:class-names="">• operadores lógicos: &amp;&amp; (e lógico), e || (ou lógico);</text:span></text:p>
            <text:p text:style-name="a1224" text:class-names="" text:cond-style-name=""><text:span text:style-name="a1223" text:class-names=""/></text:p>
            <text:p text:style-name="a1226" text:class-names="" text:cond-style-name=""><text:span text:style-name="a1225" text:class-names=""><text:s text:c="1"/><text:tab/>Os operadores relacionais ‘==’, ‘!=’, ‘&gt;’, ‘&lt;’, ‘&gt;=’ e ‘&lt;=’ tem precedência menor do que os demais operadores, e não são associativos.<text:s text:c="1"/></text:span></text:p>
            <text:p text:style-name="a1228" text:class-names="" text:cond-style-name=""><text:span text:style-name="a1227" text:class-names="">Os operadores aritméticos ‘*’ e ‘/’ tem a maior precedência, enquanto que ‘+’ e ‘-’ tem precedência intermediária</text:span></text:p>
          </draw:text-box>
          <svg:title/>
          <svg:desc/>
        </draw:frame>
        <draw:frame draw:id="id179" draw:style-name="a1236" draw:name="CaixaDeTexto 3" svg:x="0.19685in" svg:y="7.49173in" svg:width="10.43307in" svg:height="0.57913in">
          <draw:text-box>
            <text:p text:style-name="a1233" text:class-names="" text:cond-style-name=""><text:span text:style-name="a1230" text:class-names="">A linguagem<text:s text:c="1"/></text:span><text:span text:style-name="a1231" text:class-names="">straight-line</text:span><text:span text:style-name="a1232" text:class-names=""><text:s text:c="1"/>é descrita por Appel no ﬁnal do capítulo 1.</text:span></text:p>
            <text:p text:style-name="a1235" text:class-names="" text:cond-style-name=""><text:span text:style-name="a1234" text:class-names=""/></text:p>
          </draw:text-box>
          <svg:title/>
          <svg:desc/>
        </draw:frame>
        <presentation:notes draw:style-name="a1242">
          <draw:frame draw:id="id180" draw:style-name="a1239" draw:name="Espaço Reservado para Número de Slide 6" svg:x="4.67953in" svg:y="11.10827in" svg:width="3.5878in" svg:height="0.58425in">
            <draw:text-box>
              <text:p text:style-name="a1238" text:class-names="" text:cond-style-name=""><text:span text:style-name="a1237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81" presentation:style-name="a1240" draw:name="Espaço Reservado para Imagem de Slide 1">
            <svg:title/>
            <svg:desc/>
          </draw:page-thumbnail>
          <draw:frame draw:id="id182" presentation:style-name="a1241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43" draw:master-page-name="Master2-Layout7-blank-Em-branco" presentation:presentation-page-layout-name="Master2-PPL7" draw:id="Slide-258">
        <draw:frame draw:id="id183" draw:style-name="a1248" draw:name="CaixaDeTexto 1" svg:x="2.55906in" svg:y="0.7874in" svg:width="8.66142in" svg:height="8.5689in">
          <draw:text-box>
            <text:p text:style-name="a1245" text:class-names="" text:cond-style-name=""><text:span text:style-name="a1244" text:class-names="">Estrutura Léxica</text:span></text:p>
            <text:p text:style-name="a1247" text:class-names="" text:cond-style-name=""><text:span text:style-name="a1246" text:class-names=""/></text:p>
          </draw:text-box>
          <svg:title/>
          <svg:desc/>
        </draw:frame>
        <draw:frame draw:id="id184" draw:style-name="a1287" draw:name="CaixaDeTexto 2" svg:x="0.31148in" svg:y="2.31148in" svg:width="10.37705in" svg:height="4.45542in">
          <draw:text-box>
            <text:p text:style-name="a1250" text:class-names="" text:cond-style-name=""><text:span text:style-name="a1249" text:class-names=""><text:tab/></text:span></text:p>
            <text:p text:style-name="a1252" text:class-names="" text:cond-style-name=""><text:span text:style-name="a1251" text:class-names="">Comentários:</text:span></text:p>
            <text:p text:style-name="a1255" text:class-names="" text:cond-style-name=""><text:span text:style-name="a1253" text:class-names="">Linha:<text:s text:c="1"/></text:span><text:span text:style-name="a1254" text:class-names="">começam com //.</text:span></text:p>
            <text:p text:style-name="a1258" text:class-names="" text:cond-style-name=""><text:span text:style-name="a1256" text:class-names="">Bloco:</text:span><text:span text:style-name="a1257" text:class-names=""><text:s text:c="1"/>começam com /* e terminam com */.</text:span></text:p>
            <text:p text:style-name="a1260" text:class-names="" text:cond-style-name=""><text:span text:style-name="a1259" text:class-names=""/></text:p>
            <text:p text:style-name="a1262" text:class-names="" text:cond-style-name=""><text:span text:style-name="a1261" text:class-names="">Literais:</text:span></text:p>
            <text:p text:style-name="a1265" text:class-names="" text:cond-style-name=""><text:span text:style-name="a1263" text:class-names="">Inteiros:</text:span><text:span text:style-name="a1264" text:class-names=""><text:s text:c="1"/>são formados pela sequência de um ou mais dígitos numéricos.</text:span></text:p>
            <text:p text:style-name="a1268" text:class-names="" text:cond-style-name=""><text:span text:style-name="a1266" text:class-names="">String:<text:s text:c="1"/></text:span><text:span text:style-name="a1267" text:class-names="">são formados por uma sequência de caracteres delimitada por aspas duplas.</text:span></text:p>
            <text:p text:style-name="a1275" text:class-names="" text:cond-style-name=""><text:span text:style-name="a1269" text:class-names="">Booleanos:<text:s text:c="1"/></text:span><text:span text:style-name="a1270" text:class-names="">apenas podem ser<text:s text:c="1"/></text:span><text:span text:style-name="a1271" text:class-names="">true<text:s text:c="1"/></text:span><text:span text:style-name="a1272" text:class-names="">ou<text:s text:c="1"/></text:span><text:span text:style-name="a1273" text:class-names="">false</text:span><text:span text:style-name="a1274" text:class-names="">.</text:span></text:p>
            <text:p text:style-name="a1277" text:class-names="" text:cond-style-name=""><text:span text:style-name="a1276" text:class-names=""/></text:p>
            <text:p text:style-name="a1281" text:class-names="" text:cond-style-name=""><text:span text:style-name="a1278" text:class-names="">Identificadores:</text:span><text:span text:style-name="a1279" text:class-names=""><text:s text:c="1"/></text:span><text:span text:style-name="a1280" text:class-names="">são sequências de letras maiúsculas ou minúsculas, dígitos decimais e sublinhados (underline) obrigatoriamente iniciando-se com uma letra minúscula.</text:span></text:p>
            <text:p text:style-name="a1283" text:class-names="" text:cond-style-name=""><text:span text:style-name="a1282" text:class-names=""/></text:p>
            <text:p text:style-name="a1286" text:class-names="" text:cond-style-name=""><text:span text:style-name="a1284" text:class-names="">Operadores:<text:s text:c="1"/></text:span><text:span text:style-name="a1285" text:class-names="">são os símbolos que significam uma expressão matemática relacional, aritmética ou lógica.</text:span></text:p>
          </draw:text-box>
          <svg:title/>
          <svg:desc/>
        </draw:frame>
        <presentation:notes draw:style-name="a1293">
          <draw:frame draw:id="id185" draw:style-name="a1290" draw:name="Espaço Reservado para Número de Slide 6" svg:x="4.67953in" svg:y="11.10827in" svg:width="3.5878in" svg:height="0.58425in">
            <draw:text-box>
              <text:p text:style-name="a1289" text:class-names="" text:cond-style-name=""><text:span text:style-name="a1288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86" presentation:style-name="a1291" draw:name="Espaço Reservado para Imagem de Slide 1">
            <svg:title/>
            <svg:desc/>
          </draw:page-thumbnail>
          <draw:frame draw:id="id187" presentation:style-name="a1292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94" draw:master-page-name="Master2-Layout7-blank-Em-branco" presentation:presentation-page-layout-name="Master2-PPL7" draw:id="Slide-259">
        <draw:frame draw:id="id188" draw:style-name="a1299" draw:name="CaixaDeTexto 1" svg:x="3.54331in" svg:y="0.7874in" svg:width="8.66142in" svg:height="8.5689in">
          <draw:text-box>
            <text:p text:style-name="a1296" text:class-names="" text:cond-style-name=""><text:span text:style-name="a1295" text:class-names="">Gramática</text:span></text:p>
            <text:p text:style-name="a1298" text:class-names="" text:cond-style-name=""><text:span text:style-name="a1297" text:class-names=""/></text:p>
          </draw:text-box>
          <svg:title/>
          <svg:desc/>
        </draw:frame>
        <draw:frame draw:id="id189" draw:style-name="a1383" draw:name="CaixaDeTexto 2" svg:x="0in" svg:y="1.54098in" svg:width="11.02431in" svg:height="6.19585in">
          <draw:text-box>
            <text:p text:style-name="a1301" text:class-names="" text:cond-style-name=""><text:span text:style-name="a1300" text:class-names=""><text:tab/></text:span></text:p>
            <text:p text:style-name="a1310" text:class-names="" text:cond-style-name=""><text:span text:style-name="a1302" text:class-names="">Fun<text:s text:c="1"/></text:span><text:span text:style-name="a1303" text:class-names="">→</text:span><text:span text:style-name="a1304" text:class-names=""><text:s text:c="1"/>TypeId<text:s text:c="1"/></text:span><text:span text:style-name="a1305" text:class-names="">(</text:span><text:span text:style-name="a1306" text:class-names=""><text:s text:c="1"/>TypeIds<text:s text:c="1"/></text:span><text:span text:style-name="a1307" text:class-names="">) =<text:s text:c="1"/></text:span><text:span text:style-name="a1308" text:class-names="">Exp <text:tab/><text:tab/>declaração de função</text:span><text:span text:style-name="a1309" text:class-names=""/></text:p>
            <text:p text:style-name="a1312" text:class-names="" text:cond-style-name=""><text:span text:style-name="a1311" text:class-names=""/></text:p>
            <text:p text:style-name="a1316" text:class-names="" text:cond-style-name=""><text:span text:style-name="a1313" text:class-names="">TypeId →<text:s text:c="1"/></text:span><text:span text:style-name="a1314" text:class-names="">bool id<text:s text:c="1"/></text:span><text:span text:style-name="a1315" text:class-names=""><text:tab/><text:tab/><text:tab/><text:tab/>tipo booleano</text:span></text:p>
            <text:p text:style-name="a1320" text:class-names="" text:cond-style-name=""><text:span text:style-name="a1317" text:class-names="">TypeId →<text:s text:c="1"/></text:span><text:span text:style-name="a1318" text:class-names="">int id<text:s text:c="1"/></text:span><text:span text:style-name="a1319" text:class-names=""><text:tab/><text:tab/><text:tab/><text:tab/>tipo inteiro</text:span></text:p>
            <text:p text:style-name="a1324" text:class-names="" text:cond-style-name=""><text:span text:style-name="a1321" text:class-names="">TypeId →<text:s text:c="1"/></text:span><text:span text:style-name="a1322" text:class-names="">string id</text:span><text:span text:style-name="a1323" text:class-names=""><text:tab/><text:tab/><text:tab/><text:tab/>tipo string</text:span></text:p>
            <text:p text:style-name="a1326" text:class-names="" text:cond-style-name=""><text:span text:style-name="a1325" text:class-names=""/></text:p>
            <text:p text:style-name="a1332" text:class-names="" text:cond-style-name=""><text:span text:style-name="a1327" text:class-names="">Exp →<text:s text:c="1"/></text:span><text:span text:style-name="a1328" text:class-names="">id</text:span><text:span text:style-name="a1329" text:class-names=""><text:s text:c="1"/><text:tab/><text:tab/><text:tab/><text:tab/><text:tab/>identificador (</text:span><text:span text:style-name="a1330" text:class-names="">variável</text:span><text:span text:style-name="a1331" text:class-names="">)</text:span></text:p>
            <text:p text:style-name="a1338" text:class-names="" text:cond-style-name=""><text:span text:style-name="a1333" text:class-names=""><text:s text:c="7"/>Exp<text:s text:c="1"/></text:span><text:span text:style-name="a1334" text:class-names="">→</text:span><text:span text:style-name="a1335" text:class-names=""><text:s text:c="1"/></text:span><text:span text:style-name="a1336" text:class-names="">id :=<text:s text:c="1"/></text:span><text:span text:style-name="a1337" text:class-names="">Exp <text:tab/><text:tab/><text:tab/><text:tab/>atribuição</text:span></text:p>
            <text:p text:style-name="a1340" text:class-names="" text:cond-style-name=""><text:span text:style-name="a1339" text:class-names=""/></text:p>
            <text:p text:style-name="a1344" text:class-names="" text:cond-style-name=""><text:span text:style-name="a1341" text:class-names="">Exp →<text:s text:c="1"/></text:span><text:span text:style-name="a1342" text:class-names="">litbool</text:span><text:span text:style-name="a1343" text:class-names=""><text:s text:c="1"/><text:tab/><text:tab/><text:tab/><text:tab/>literal booleano</text:span></text:p>
            <text:p text:style-name="a1348" text:class-names="" text:cond-style-name=""><text:span text:style-name="a1345" text:class-names="">Exp →<text:s text:c="1"/></text:span><text:span text:style-name="a1346" text:class-names="">litint</text:span><text:span text:style-name="a1347" text:class-names=""><text:tab/><text:tab/><text:tab/><text:tab/><text:tab/>literal inteiro</text:span></text:p>
            <text:p text:style-name="a1352" text:class-names="" text:cond-style-name=""><text:span text:style-name="a1349" text:class-names="">Exp →<text:s text:c="1"/></text:span><text:span text:style-name="a1350" text:class-names="">litstring</text:span><text:span text:style-name="a1351" text:class-names=""><text:tab/><text:tab/><text:tab/><text:tab/>literal string</text:span></text:p>
            <text:p text:style-name="a1354" text:class-names="" text:cond-style-name=""><text:span text:style-name="a1353" text:class-names=""/></text:p>
            <text:p text:style-name="a1358" text:class-names="" text:cond-style-name=""><text:span text:style-name="a1355" text:class-names="">Exp → Exp<text:s text:c="1"/></text:span><text:span text:style-name="a1356" text:class-names="">+</text:span><text:span text:style-name="a1357" text:class-names=""><text:s text:c="1"/>Exp <text:tab/><text:tab/><text:tab/><text:tab/>operação aritmética soma</text:span></text:p>
            <text:p text:style-name="a1362" text:class-names="" text:cond-style-name=""><text:span text:style-name="a1359" text:class-names="">Exp →<text:s text:c="1"/></text:span><text:span text:style-name="a1360" text:class-names="">+</text:span><text:span text:style-name="a1361" text:class-names=""><text:s text:c="1"/>Exp <text:tab/><text:tab/><text:tab/><text:tab/>operação aritmética positivo</text:span></text:p>
            <text:p text:style-name="a1366" text:class-names="" text:cond-style-name=""><text:span text:style-name="a1363" text:class-names="">Exp → Exp<text:s text:c="1"/></text:span><text:span text:style-name="a1364" text:class-names="">–</text:span><text:span text:style-name="a1365" text:class-names=""><text:s text:c="1"/>Exp<text:tab/><text:tab/><text:tab/><text:tab/>operação aritmética subtração</text:span></text:p>
            <text:p text:style-name="a1370" text:class-names="" text:cond-style-name=""><text:span text:style-name="a1367" text:class-names="">Exp →<text:s text:c="1"/></text:span><text:span text:style-name="a1368" text:class-names="">–</text:span><text:span text:style-name="a1369" text:class-names=""><text:s text:c="1"/>Exp<text:tab/><text:tab/><text:tab/><text:tab/>operação aritmética negação</text:span></text:p>
            <text:p text:style-name="a1374" text:class-names="" text:cond-style-name=""><text:span text:style-name="a1371" text:class-names="">Exp → Exp<text:s text:c="1"/></text:span><text:span text:style-name="a1372" text:class-names="">*</text:span><text:span text:style-name="a1373" text:class-names=""><text:s text:c="1"/>Exp<text:tab/><text:tab/><text:tab/><text:tab/>operação aritmética multiplicação</text:span></text:p>
            <text:p text:style-name="a1378" text:class-names="" text:cond-style-name=""><text:span text:style-name="a1375" text:class-names="">Exp → Exp<text:s text:c="1"/></text:span><text:span text:style-name="a1376" text:class-names="">/</text:span><text:span text:style-name="a1377" text:class-names=""><text:s text:c="1"/>Exp<text:tab/><text:tab/><text:tab/><text:tab/>operação aritmética divisão</text:span></text:p>
            <text:p text:style-name="a1382" text:class-names="" text:cond-style-name=""><text:span text:style-name="a1379" text:class-names="">Exp → Exp<text:s text:c="1"/></text:span><text:span text:style-name="a1380" text:class-names="">%</text:span><text:span text:style-name="a1381" text:class-names=""><text:s text:c="1"/>Exp <text:tab/><text:tab/><text:tab/><text:tab/>operação aritmética resto da divisão</text:span></text:p>
          </draw:text-box>
          <svg:title/>
          <svg:desc/>
        </draw:frame>
        <presentation:notes draw:style-name="a1389">
          <draw:frame draw:id="id190" draw:style-name="a1386" draw:name="Espaço Reservado para Número de Slide 6" svg:x="4.67953in" svg:y="11.10827in" svg:width="3.5878in" svg:height="0.58425in">
            <draw:text-box>
              <text:p text:style-name="a1385" text:class-names="" text:cond-style-name=""><text:span text:style-name="a1384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91" presentation:style-name="a1387" draw:name="Espaço Reservado para Imagem de Slide 1">
            <svg:title/>
            <svg:desc/>
          </draw:page-thumbnail>
          <draw:frame draw:id="id192" presentation:style-name="a1388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1390" draw:master-page-name="Master2-Layout7-blank-Em-branco" presentation:presentation-page-layout-name="Master2-PPL7" draw:id="Slide-263">
        <draw:frame draw:id="id193" draw:style-name="a1395" draw:name="CaixaDeTexto 1" svg:x="3.54331in" svg:y="0.7874in" svg:width="8.66142in" svg:height="8.5689in">
          <draw:text-box>
            <text:p text:style-name="a1392" text:class-names="" text:cond-style-name=""><text:span text:style-name="a1391" text:class-names="">Gramática</text:span></text:p>
            <text:p text:style-name="a1394" text:class-names="" text:cond-style-name=""><text:span text:style-name="a1393" text:class-names=""/></text:p>
          </draw:text-box>
          <svg:title/>
          <svg:desc/>
        </draw:frame>
        <draw:frame draw:id="id194" draw:style-name="a1548" draw:name="CaixaDeTexto 2" svg:x="0in" svg:y="1.67789in" svg:width="11.02431in" svg:height="6.19584in">
          <draw:text-box>
            <text:p text:style-name="a1397" text:class-names="" text:cond-style-name=""><text:span text:style-name="a1396" text:class-names=""><text:tab/></text:span></text:p>
            <text:p text:style-name="a1407" text:class-names="" text:cond-style-name=""><text:span text:style-name="a1398" text:class-names=""><text:s text:c="5"/></text:span><text:span text:style-name="a1399" text:class-names="">Exp</text:span><text:span text:style-name="a1400" text:class-names=""><text:s text:c="1"/>→<text:s text:c="1"/></text:span><text:span text:style-name="a1401" text:class-names="">Exp</text:span><text:span text:style-name="a1402" text:class-names=""><text:s text:c="1"/></text:span><text:span text:style-name="a1403" text:class-names="">==</text:span><text:span text:style-name="a1404" text:class-names=""><text:s text:c="1"/></text:span><text:span text:style-name="a1405" text:class-names="">Exp</text:span><text:span text:style-name="a1406" text:class-names=""><text:s text:c="1"/><text:tab/><text:tab/><text:tab/><text:tab/>operação relacional igual</text:span></text:p>
            <text:p text:style-name="a1417" text:class-names="" text:cond-style-name=""><text:span text:style-name="a1408" text:class-names=""><text:s text:c="5"/></text:span><text:span text:style-name="a1409" text:class-names="">Exp</text:span><text:span text:style-name="a1410" text:class-names=""><text:s text:c="1"/>→<text:s text:c="1"/></text:span><text:span text:style-name="a1411" text:class-names="">Exp</text:span><text:span text:style-name="a1412" text:class-names=""><text:s text:c="1"/></text:span><text:span text:style-name="a1413" text:class-names="">!=</text:span><text:span text:style-name="a1414" text:class-names=""><text:s text:c="1"/></text:span><text:span text:style-name="a1415" text:class-names="">Exp</text:span><text:span text:style-name="a1416" text:class-names=""><text:tab/><text:tab/><text:tab/><text:tab/>operação relacional diferente</text:span></text:p>
            <text:p text:style-name="a1427" text:class-names="" text:cond-style-name=""><text:span text:style-name="a1418" text:class-names=""><text:s text:c="5"/></text:span><text:span text:style-name="a1419" text:class-names="">Exp</text:span><text:span text:style-name="a1420" text:class-names=""><text:s text:c="1"/>→<text:s text:c="1"/></text:span><text:span text:style-name="a1421" text:class-names="">Exp</text:span><text:span text:style-name="a1422" text:class-names=""><text:s text:c="1"/></text:span><text:span text:style-name="a1423" text:class-names="">&gt;</text:span><text:span text:style-name="a1424" text:class-names=""><text:s text:c="1"/></text:span><text:span text:style-name="a1425" text:class-names="">Exp</text:span><text:span text:style-name="a1426" text:class-names=""><text:tab/><text:tab/><text:tab/><text:tab/>operação relacional maior</text:span></text:p>
            <text:p text:style-name="a1437" text:class-names="" text:cond-style-name=""><text:span text:style-name="a1428" text:class-names=""><text:s text:c="5"/></text:span><text:span text:style-name="a1429" text:class-names="">Exp</text:span><text:span text:style-name="a1430" text:class-names=""><text:s text:c="1"/>→<text:s text:c="1"/></text:span><text:span text:style-name="a1431" text:class-names="">Exp</text:span><text:span text:style-name="a1432" text:class-names=""><text:s text:c="1"/></text:span><text:span text:style-name="a1433" text:class-names="">&gt;=</text:span><text:span text:style-name="a1434" text:class-names=""><text:s text:c="1"/></text:span><text:span text:style-name="a1435" text:class-names="">Exp</text:span><text:span text:style-name="a1436" text:class-names=""><text:tab/><text:tab/><text:tab/><text:tab/>operação relacional maior ou igual</text:span></text:p>
            <text:p text:style-name="a1447" text:class-names="" text:cond-style-name=""><text:span text:style-name="a1438" text:class-names=""><text:s text:c="5"/></text:span><text:span text:style-name="a1439" text:class-names="">Exp</text:span><text:span text:style-name="a1440" text:class-names=""><text:s text:c="1"/>→<text:s text:c="1"/></text:span><text:span text:style-name="a1441" text:class-names="">Exp</text:span><text:span text:style-name="a1442" text:class-names=""><text:s text:c="1"/></text:span><text:span text:style-name="a1443" text:class-names="">&lt;</text:span><text:span text:style-name="a1444" text:class-names=""><text:s text:c="1"/></text:span><text:span text:style-name="a1445" text:class-names="">Exp</text:span><text:span text:style-name="a1446" text:class-names=""><text:tab/><text:tab/><text:tab/><text:tab/>operação relacional menor</text:span></text:p>
            <text:p text:style-name="a1457" text:class-names="" text:cond-style-name=""><text:span text:style-name="a1448" text:class-names=""><text:s text:c="5"/></text:span><text:span text:style-name="a1449" text:class-names="">Exp</text:span><text:span text:style-name="a1450" text:class-names=""><text:s text:c="1"/>→<text:s text:c="1"/></text:span><text:span text:style-name="a1451" text:class-names="">Exp</text:span><text:span text:style-name="a1452" text:class-names=""><text:s text:c="1"/></text:span><text:span text:style-name="a1453" text:class-names="">&lt;=</text:span><text:span text:style-name="a1454" text:class-names=""><text:s text:c="1"/></text:span><text:span text:style-name="a1455" text:class-names="">Exp</text:span><text:span text:style-name="a1456" text:class-names=""><text:tab/><text:tab/><text:tab/><text:tab/>operação relacional menor ou igual</text:span></text:p>
            <text:p text:style-name="a1459" text:class-names="" text:cond-style-name=""><text:span text:style-name="a1458" text:class-names=""/></text:p>
            <text:p text:style-name="a1469" text:class-names="" text:cond-style-name=""><text:span text:style-name="a1460" text:class-names=""><text:s text:c="5"/></text:span><text:span text:style-name="a1461" text:class-names="">Exp</text:span><text:span text:style-name="a1462" text:class-names=""><text:s text:c="1"/>→<text:s text:c="1"/></text:span><text:span text:style-name="a1463" text:class-names="">Exp</text:span><text:span text:style-name="a1464" text:class-names=""><text:s text:c="1"/></text:span><text:span text:style-name="a1465" text:class-names="">&amp;&amp;</text:span><text:span text:style-name="a1466" text:class-names=""><text:s text:c="1"/></text:span><text:span text:style-name="a1467" text:class-names="">Exp</text:span><text:span text:style-name="a1468" text:class-names=""><text:s text:c="1"/><text:tab/><text:tab/><text:tab/><text:tab/>operação lógica “e”</text:span></text:p>
            <text:p text:style-name="a1479" text:class-names="" text:cond-style-name=""><text:span text:style-name="a1470" text:class-names=""><text:s text:c="5"/></text:span><text:span text:style-name="a1471" text:class-names="">Exp</text:span><text:span text:style-name="a1472" text:class-names=""><text:s text:c="1"/>→<text:s text:c="1"/></text:span><text:span text:style-name="a1473" text:class-names="">Exp</text:span><text:span text:style-name="a1474" text:class-names=""><text:s text:c="1"/></text:span><text:span text:style-name="a1475" text:class-names="">||</text:span><text:span text:style-name="a1476" text:class-names=""><text:s text:c="1"/></text:span><text:span text:style-name="a1477" text:class-names="">Exp</text:span><text:span text:style-name="a1478" text:class-names=""><text:tab/><text:tab/><text:tab/><text:tab/>operação lógica “ou”</text:span></text:p>
            <text:p text:style-name="a1481" text:class-names="" text:cond-style-name=""><text:span text:style-name="a1480" text:class-names=""/></text:p>
            <text:p text:style-name="a1487" text:class-names="" text:cond-style-name=""><text:span text:style-name="a1482" text:class-names=""><text:s text:c="5"/></text:span><text:span text:style-name="a1483" text:class-names="">Exp</text:span><text:span text:style-name="a1484" text:class-names=""><text:s text:c="1"/>→<text:s text:c="1"/></text:span><text:span text:style-name="a1485" text:class-names="">Exps</text:span><text:span text:style-name="a1486" text:class-names=""><text:tab/><text:tab/><text:tab/><text:tab/><text:tab/>expressão sequência</text:span></text:p>
            <text:p text:style-name="a1489" text:class-names="" text:cond-style-name=""><text:span text:style-name="a1488" text:class-names=""/></text:p>
            <text:p text:style-name="a1499" text:class-names="" text:cond-style-name=""><text:span text:style-name="a1490" text:class-names=""><text:s text:c="5"/></text:span><text:span text:style-name="a1491" text:class-names="">Exp</text:span><text:span text:style-name="a1492" text:class-names=""><text:s text:c="1"/>→<text:s text:c="1"/></text:span><text:span text:style-name="a1493" text:class-names="">id (</text:span><text:span text:style-name="a1494" text:class-names=""><text:s text:c="1"/></text:span><text:span text:style-name="a1495" text:class-names="">Exps</text:span><text:span text:style-name="a1496" text:class-names=""><text:s text:c="1"/></text:span><text:span text:style-name="a1497" text:class-names="">)</text:span><text:span text:style-name="a1498" text:class-names=""><text:s text:c="1"/><text:tab/><text:tab/><text:tab/><text:tab/>chamada de função</text:span></text:p>
            <text:p text:style-name="a1515" text:class-names="" text:cond-style-name=""><text:span text:style-name="a1500" text:class-names=""><text:s text:c="5"/></text:span><text:span text:style-name="a1501" text:class-names="">Exp</text:span><text:span text:style-name="a1502" text:class-names=""><text:s text:c="1"/>→<text:s text:c="1"/></text:span><text:span text:style-name="a1503" text:class-names="">if</text:span><text:span text:style-name="a1504" text:class-names=""><text:s text:c="1"/></text:span><text:span text:style-name="a1505" text:class-names="">Exp</text:span><text:span text:style-name="a1506" text:class-names=""><text:s text:c="1"/></text:span><text:span text:style-name="a1507" text:class-names="">then</text:span><text:span text:style-name="a1508" text:class-names=""><text:s text:c="1"/></text:span><text:span text:style-name="a1509" text:class-names="">Exp</text:span><text:span text:style-name="a1510" text:class-names=""><text:s text:c="1"/></text:span><text:span text:style-name="a1511" text:class-names="">else</text:span><text:span text:style-name="a1512" text:class-names=""><text:s text:c="1"/></text:span><text:span text:style-name="a1513" text:class-names="">Exp</text:span><text:span text:style-name="a1514" text:class-names=""><text:tab/><text:tab/>expressão condicional</text:span></text:p>
            <text:p text:style-name="a1529" text:class-names="" text:cond-style-name=""><text:span text:style-name="a1516" text:class-names=""><text:s text:c="5"/></text:span><text:span text:style-name="a1517" text:class-names="">Exp</text:span><text:span text:style-name="a1518" text:class-names=""><text:s text:c="1"/>→<text:s text:c="1"/></text:span><text:span text:style-name="a1519" text:class-names="">while</text:span><text:span text:style-name="a1520" text:class-names=""><text:s text:c="1"/></text:span><text:span text:style-name="a1521" text:class-names="">Exp</text:span><text:span text:style-name="a1522" text:class-names=""><text:s text:c="1"/></text:span><text:span text:style-name="a1523" text:class-names="">do</text:span><text:span text:style-name="a1524" text:class-names=""><text:s text:c="1"/></text:span><text:span text:style-name="a1525" text:class-names="">Exp</text:span><text:span text:style-name="a1526" text:class-names=""><text:s text:c="1"/><text:tab/><text:tab/><text:tab/>expressão de<text:s text:c="1"/></text:span><text:span text:style-name="a1527" text:class-names="">repetição</text:span><text:span text:style-name="a1528" text:class-names=""/></text:p>
            <text:p text:style-name="a1539" text:class-names="" text:cond-style-name=""><text:span text:style-name="a1530" text:class-names=""><text:s text:c="5"/></text:span><text:span text:style-name="a1531" text:class-names="">Exp</text:span><text:span text:style-name="a1532" text:class-names=""><text:s text:c="1"/>→<text:s text:c="1"/></text:span><text:span text:style-name="a1533" text:class-names="">(</text:span><text:span text:style-name="a1534" text:class-names=""><text:s text:c="1"/></text:span><text:span text:style-name="a1535" text:class-names="">Exps</text:span><text:span text:style-name="a1536" text:class-names=""><text:s text:c="1"/></text:span><text:span text:style-name="a1537" text:class-names="">)</text:span><text:span text:style-name="a1538" text:class-names=""><text:s text:c="1"/><text:tab/><text:tab/><text:tab/><text:tab/>expressão sequência</text:span></text:p>
            <text:p text:style-name="a1541" text:class-names="" text:cond-style-name=""><text:span text:style-name="a1540" text:class-names=""/></text:p>
            <text:p text:style-name="a1545" text:class-names="" text:cond-style-name=""><text:span text:style-name="a1542" text:class-names=""><text:tab/>Cada<text:s text:c="1"/></text:span><text:span text:style-name="a1543" text:class-names="">Exp</text:span><text:span text:style-name="a1544" text:class-names=""><text:s text:c="1"/>é uma expressão que pode ser avaliada para produzir um comando ou valor, para no final ter algum efeito.</text:span></text:p>
            <text:p text:style-name="a1547" text:class-names="" text:cond-style-name=""><text:span text:style-name="a1546" text:class-names=""/></text:p>
          </draw:text-box>
          <svg:title/>
          <svg:desc/>
        </draw:frame>
        <presentation:notes draw:style-name="a1554">
          <draw:frame draw:id="id195" draw:style-name="a1551" draw:name="Espaço Reservado para Número de Slide 6" svg:x="4.67953in" svg:y="11.10827in" svg:width="3.5878in" svg:height="0.58425in">
            <draw:text-box>
              <text:p text:style-name="a1550" text:class-names="" text:cond-style-name=""><text:span text:style-name="a1549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96" presentation:style-name="a1552" draw:name="Espaço Reservado para Imagem de Slide 1">
            <svg:title/>
            <svg:desc/>
          </draw:page-thumbnail>
          <draw:frame draw:id="id197" presentation:style-name="a1553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555" draw:master-page-name="Master2-Layout7-blank-Em-branco" presentation:presentation-page-layout-name="Master2-PPL7" draw:id="Slide-261">
        <draw:frame draw:id="id198" draw:style-name="a1560" draw:name="CaixaDeTexto 1" svg:x="3.54331in" svg:y="0.7874in" svg:width="8.66142in" svg:height="8.5689in">
          <draw:text-box>
            <text:p text:style-name="a1557" text:class-names="" text:cond-style-name=""><text:span text:style-name="a1556" text:class-names="">Exemplo</text:span></text:p>
            <text:p text:style-name="a1559" text:class-names="" text:cond-style-name=""><text:span text:style-name="a1558" text:class-names=""/></text:p>
          </draw:text-box>
          <svg:title/>
          <svg:desc/>
        </draw:frame>
        <draw:frame draw:id="id199" draw:style-name="a1600" draw:name="CaixaDeTexto 2" svg:x="3.25612in" svg:y="2.16535in" svg:width="4.70823in" svg:height="3.29276in">
          <draw:text-box>
            <text:p text:style-name="a1562" text:class-names="" text:cond-style-name=""><text:span text:style-name="a1561" text:class-names=""><text:tab/></text:span></text:p>
            <text:p text:style-name="a1564" text:class-names="" text:cond-style-name=""><text:span text:style-name="a1563" text:class-names="">/*</text:span></text:p>
            <text:p text:style-name="a1566" text:class-names="" text:cond-style-name=""><text:span text:style-name="a1565" text:class-names=""><text:s text:c="4"/>Exemplo de comentário</text:span></text:p>
            <text:p text:style-name="a1568" text:class-names="" text:cond-style-name=""><text:span text:style-name="a1567" text:class-names="">*/</text:span></text:p>
            <text:p text:style-name="a1570" text:class-names="" text:cond-style-name=""><text:span text:style-name="a1569" text:class-names=""/></text:p>
            <text:p text:style-name="a1572" text:class-names="" text:cond-style-name=""><text:span text:style-name="a1571" text:class-names=""/></text:p>
            <text:p text:style-name="a1574" text:class-names="" text:cond-style-name=""><text:span text:style-name="a1573" text:class-names=""/></text:p>
            <text:p text:style-name="a1581" text:class-names="" text:cond-style-name=""><text:span text:style-name="a1575" text:class-names="">int</text:span><text:span text:style-name="a1576" text:class-names=""><text:s text:c="1"/></text:span><text:span text:style-name="a1577" text:class-names="">fibonacci</text:span><text:span text:style-name="a1578" text:class-names="">(</text:span><text:span text:style-name="a1579" text:class-names="">int</text:span><text:span text:style-name="a1580" text:class-names=""><text:s text:c="1"/>n) =</text:span></text:p>
            <text:p text:style-name="a1589" text:class-names="" text:cond-style-name=""><text:span text:style-name="a1582" text:class-names=""><text:s text:c="4"/></text:span><text:span text:style-name="a1583" text:class-names="">if</text:span><text:span text:style-name="a1584" text:class-names=""><text:s text:c="2"/>n &lt;<text:s text:c="1"/></text:span><text:span text:style-name="a1585" text:class-names="">2<text:s text:c="1"/></text:span><text:span text:style-name="a1586" text:class-names="">then</text:span><text:span text:style-name="a1587" text:class-names=""><text:s text:c="2"/></text:span><text:span text:style-name="a1588" text:class-names="">n <text:s text:c="1"/></text:span></text:p>
            <text:p text:style-name="a1597" text:class-names="" text:cond-style-name=""><text:span text:style-name="a1590" text:class-names=""><text:s text:c="4"/></text:span><text:span text:style-name="a1591" text:class-names="">else</text:span><text:span text:style-name="a1592" text:class-names=""><text:s text:c="2"/></text:span><text:span text:style-name="a1593" text:class-names="">fibonacci</text:span><text:span text:style-name="a1594" text:class-names="">(n-1) +<text:s text:c="1"/></text:span><text:span text:style-name="a1595" text:class-names="">fibonacci</text:span><text:span text:style-name="a1596" text:class-names="">(n-2)</text:span></text:p>
            <text:p text:style-name="a1599" text:class-names="" text:cond-style-name=""><text:span text:style-name="a1598" text:class-names=""/></text:p>
          </draw:text-box>
          <svg:title/>
          <svg:desc/>
        </draw:frame>
        <presentation:notes draw:style-name="a1606">
          <draw:frame draw:id="id200" draw:style-name="a1603" draw:name="Espaço Reservado para Número de Slide 6" svg:x="4.67953in" svg:y="11.10827in" svg:width="3.5878in" svg:height="0.58425in">
            <draw:text-box>
              <text:p text:style-name="a1602" text:class-names="" text:cond-style-name=""><text:span text:style-name="a1601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201" presentation:style-name="a1604" draw:name="Espaço Reservado para Imagem de Slide 1">
            <svg:title/>
            <svg:desc/>
          </draw:page-thumbnail>
          <draw:frame draw:id="id202" presentation:style-name="a1605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607" draw:master-page-name="Master2-Layout7-blank-Em-branco" presentation:presentation-page-layout-name="Master2-PPL7" draw:id="Slide-262">
        <draw:frame draw:id="id203" draw:style-name="a1612" draw:name="CaixaDeTexto 1" svg:x="3.54331in" svg:y="0.7874in" svg:width="8.66142in" svg:height="8.5689in">
          <draw:text-box>
            <text:p text:style-name="a1609" text:class-names="" text:cond-style-name=""><text:span text:style-name="a1608" text:class-names="">Bibliografia</text:span></text:p>
            <text:p text:style-name="a1611" text:class-names="" text:cond-style-name=""><text:span text:style-name="a1610" text:class-names=""/></text:p>
          </draw:text-box>
          <svg:title/>
          <svg:desc/>
        </draw:frame>
        <draw:frame draw:id="id204" draw:style-name="a1619" draw:name="CaixaDeTexto 2" svg:x="0.3937in" svg:y="2.16535in" svg:width="10.43307in" svg:height="5.11811in">
          <draw:text-box>
            <text:p text:style-name="a1614" text:class-names="" text:cond-style-name=""><text:span text:style-name="a1613" text:class-names=""><text:tab/></text:span></text:p>
            <text:p text:style-name="a1616" text:class-names="" text:cond-style-name=""><text:span text:style-name="a1615" text:class-names="">[1] Andrew, W. Appel, and P. Jens. "Modern compiler implementation in Java." (2002).</text:span></text:p>
            <text:p text:style-name="a1618" text:class-names="" text:cond-style-name=""><text:span text:style-name="a1617" text:class-names=""/></text:p>
          </draw:text-box>
          <svg:title/>
          <svg:desc/>
        </draw:frame>
        <presentation:notes draw:style-name="a1625">
          <draw:frame draw:id="id205" draw:style-name="a1622" draw:name="Espaço Reservado para Número de Slide 6" svg:x="4.67953in" svg:y="11.10827in" svg:width="3.5878in" svg:height="0.58425in">
            <draw:text-box>
              <text:p text:style-name="a1621" text:class-names="" text:cond-style-name=""><text:span text:style-name="a1620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06" presentation:style-name="a1623" draw:name="Espaço Reservado para Imagem de Slide 1">
            <svg:title/>
            <svg:desc/>
          </draw:page-thumbnail>
          <draw:frame draw:id="id207" presentation:style-name="a1624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e conteúdo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Cabeçalho da Seção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uas Partes de Conteúdo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ção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mente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m br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údo com Legenda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m com Legenda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e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e texto verticais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Slide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2" style:display-name="Título e conteúdo">
      <presentation:placeholder presentation:object="title" svg:x="0.3937in" svg:y="0.32953in" svg:width="10.23622in" svg:height="1.04843in"/>
      <presentation:placeholder presentation:object="object" svg:x="0.3937in" svg:y="2.16535in" svg:width="10.23622in" svg:height="5.5118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3" style:display-name="Cabeçalho da Seção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4" style:display-name="Duas Partes de Conteúdo">
      <presentation:placeholder presentation:object="title" svg:x="0.3937in" svg:y="0.32953in" svg:width="10.23622in" svg:height="1.04843in"/>
      <presentation:placeholder presentation:object="object" svg:x="0.3941in" svg:y="2.16493in" svg:width="5.03472in" svg:height="5.51215in"/>
      <presentation:placeholder presentation:object="object" svg:x="5.59549in" svg:y="2.16493in" svg:width="5.03472in" svg:height="5.5121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5" style:display-name="Comparação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6" style:display-name="Somente título">
      <presentation:placeholder presentation:object="title" svg:x="0.3937in" svg:y="0.32953in" svg:width="10.23622in" svg:height="1.04843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7" style:display-name="Em branco"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8" style:display-name="Conteúdo com Legenda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9" style:display-name="Imagem com Legenda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10" style:display-name="Título e texto vertical">
      <presentation:placeholder presentation:object="title" svg:x="0.3937in" svg:y="0.32953in" svg:width="10.23622in" svg:height="1.04843in"/>
      <presentation:placeholder presentation:object="outline" svg:x="0.3937in" svg:y="2.16535in" svg:width="10.23622in" svg:height="5.5118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11" style:display-name="Título e texto verticais">
      <presentation:placeholder presentation:object="title" svg:x="8.07118in" svg:y="0.32986in" svg:width="2.55903in" svg:height="7.34722in"/>
      <presentation:placeholder presentation:object="outline" svg:x="0.3941in" svg:y="0.32986in" svg:width="7.51042in" svg:height="7.34722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non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draw:fill="none" draw:stroke="non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24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draw:fill="none" draw:stroke="non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7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presentation" style:name="a299">
      <style:graphic-properties draw:fill="none" draw:stroke="non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2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draw:fill="none" draw:stroke="non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9">
      <style:graphic-properties draw:fill="none" draw:stroke="non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draw:fill="none" draw:stroke="non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9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00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9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75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draw:fill="none" draw:stroke="none"/>
    </style:style>
    <style:style style:family="presentation" style:name="a10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1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draw:fill="none" draw:stroke="none"/>
    </style:style>
    <style:style style:family="presentation" style:name="a8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draw:fill="none" draw:stroke="none"/>
    </style:style>
    <style:style style:family="paragraph" style:name="a7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3">
      <style:graphic-properties draw:fill="none" draw:stroke="non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8">
      <style:graphic-properties draw:fill="none" draw:stroke="none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87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64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67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2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49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0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0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draw:fill="none" draw:stroke="non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3">
      <style:graphic-properties draw:fill="none" draw:stroke="non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7">
      <style:graphic-properties draw:fill="none" draw:stroke="non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78">
      <style:graphic-properties draw:fill="none" draw:stroke="non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0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draw:fill="none" draw:stroke="non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Default" style:page-layout-name="pageLayout1" draw:style-name="a0">
      <draw:frame draw:id="id0" presentation:style-name="a3" draw:name="Espaço Reservado para Títu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ço Reservado para Texto 2" svg:x="0.55118in" svg:y="1.93465in" svg:width="9.92087in" svg:height="4.7952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 texto mestr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ço Reservado para Data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ço Reservado para Rodapé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ço Reservado para Número de Slide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21063in" svg:y="0.88858in" svg:width="5.84567in" svg:height="4.38425in" presentation:class="page" draw:id="id5" presentation:style-name="a29" draw:name="Espaço Reservado para Imagem de Slide 1">
          <svg:title/>
          <svg:desc/>
        </draw:page-thumbnail>
        <draw:frame draw:id="id6" presentation:style-name="a32" draw:name="Espaço Reservado para Anotaçõ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ço Reservado para Cabeçalho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ço Reservado para Data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ço Reservado para Rodapé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ço Reservado para Número de Slid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46">
      <draw:frame draw:id="id11" presentation:style-name="a49" draw:name="Título 1" svg:x="1.37847in" svg:y="1.35243in" svg:width="8.26736in" svg:height="2.87847in" presentation:class="title" presentation:placeholder="false">
        <draw:text-box>
          <text:p text:style-name="a48" text:class-names="" text:cond-style-name=""><text:span text:style-name="a47" text:class-names="">Clique para editar o título mestre</text:span></text:p>
        </draw:text-box>
        <svg:title/>
        <svg:desc/>
      </draw:frame>
      <draw:frame draw:id="id12" presentation:style-name="a52" draw:name="Subtítulo 2" svg:x="1.37847in" svg:y="4.34201in" svg:width="8.26736in" svg:height="1.99653in" presentation:class="subtitle" presentation:placeholder="false">
        <draw:text-box>
          <text:p text:style-name="a51" text:class-names="" text:cond-style-name=""><text:span text:style-name="a50" text:class-names="">Clique para editar o estilo do subtítulo mestre</text:span></text:p>
        </draw:text-box>
        <svg:title/>
        <svg:desc/>
      </draw:frame>
      <draw:frame draw:id="id13" presentation:style-name="a55" draw:name="Espaço Reservado para Data 3" svg:x="0.55118in" svg:y="7.53189in" svg:width="2.56811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ço Reservado para Rodapé 4" svg:x="3.77008in" svg:y="7.53189in" svg:width="3.49409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ço Reservado para Número de Slide 5" svg:x="7.90394in" svg:y="7.53189in" svg:width="2.56811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21063in" svg:y="0.88858in" svg:width="5.84567in" svg:height="4.38425in" presentation:class="page" draw:id="id5" presentation:style-name="a62" draw:name="Espaço Reservado para Imagem de Slide 1">
          <svg:title/>
          <svg:desc/>
        </draw:page-thumbnail>
        <draw:frame draw:id="id6" presentation:style-name="a65" draw:name="Espaço Reservado para Anotaçõ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ço Reservado para Cabeçalho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ço Reservado para Data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ço Reservado para Rodapé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ço Reservado para Número de Slid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79">
      <draw:frame draw:id="id16" presentation:style-name="a82" draw:name="Título 1" svg:x="0.55118in" svg:y="0.32953in" svg:width="9.92087in" svg:height="1.38031in" presentation:class="title" presentation:placeholder="false">
        <draw:text-box>
          <text:p text:style-name="a81" text:class-names="" text:cond-style-name=""><text:span text:style-name="a80" text:class-names="">Clique para editar o título mestre</text:span></text:p>
        </draw:text-box>
        <svg:title/>
        <svg:desc/>
      </draw:frame>
      <draw:frame draw:id="id17" presentation:style-name="a97" draw:name="Espaço Reservado para Conteúdo 2" svg:x="0.55118in" svg:y="1.93465in" svg:width="9.92087in" svg:height="4.79528in" presentation:class="object" presentation:placeholder="false">
        <draw:text-box>
          <text:p text:style-name="a84" text:class-names="" text:cond-style-name=""><text:span text:style-name="a83" text:class-names="">Clique para editar o texto mestr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Segundo nível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ço Reservado para Data 3" svg:x="0.55118in" svg:y="7.53189in" svg:width="2.56811in" svg:height="0.57008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ço Reservado para Rodapé 4" svg:x="3.77008in" svg:y="7.53189in" svg:width="3.49409in" svg:height="0.57008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ço Reservado para Número de Slide 5" svg:x="7.90394in" svg:y="7.53189in" svg:width="2.56811in" svg:height="0.57008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1.21063in" svg:y="0.88858in" svg:width="5.84567in" svg:height="4.38425in" presentation:class="page" draw:id="id5" presentation:style-name="a107" draw:name="Espaço Reservado para Imagem de Slide 1">
          <svg:title/>
          <svg:desc/>
        </draw:page-thumbnail>
        <draw:frame draw:id="id6" presentation:style-name="a110" draw:name="Espaço Reservado para Anotaçõ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ço Reservado para Cabeçalho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ço Reservado para Data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ço Reservado para Rodapé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ço Reservado para Número de Slid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24">
      <draw:frame draw:id="id21" presentation:style-name="a127" draw:name="Título 1" svg:x="0.75174in" svg:y="2.06076in" svg:width="9.50868in" svg:height="3.43924in" presentation:class="title" presentation:placeholder="false">
        <draw:text-box>
          <text:p text:style-name="a126" text:class-names="" text:cond-style-name=""><text:span text:style-name="a125" text:class-names="">Clique para editar o título mestre</text:span></text:p>
        </draw:text-box>
        <svg:title/>
        <svg:desc/>
      </draw:frame>
      <draw:frame draw:id="id22" presentation:style-name="a131" draw:name="Espaço Reservado para Texto 2" svg:x="0.75174in" svg:y="5.53299in" svg:width="9.50868in" svg:height="1.80729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 para editar o texto mestre</text:span></text:p>
            </text:list-item>
          </text:list>
        </draw:text-box>
        <svg:title/>
        <svg:desc/>
      </draw:frame>
      <draw:frame draw:id="id23" presentation:style-name="a134" draw:name="Espaço Reservado para Data 3" svg:x="0.55118in" svg:y="7.53189in" svg:width="2.56811in" svg:height="0.57008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ço Reservado para Rodapé 4" svg:x="3.77008in" svg:y="7.53189in" svg:width="3.49409in" svg:height="0.57008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ço Reservado para Número de Slide 5" svg:x="7.90394in" svg:y="7.53189in" svg:width="2.56811in" svg:height="0.57008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1.21063in" svg:y="0.88858in" svg:width="5.84567in" svg:height="4.38425in" presentation:class="page" draw:id="id5" presentation:style-name="a141" draw:name="Espaço Reservado para Imagem de Slide 1">
          <svg:title/>
          <svg:desc/>
        </draw:page-thumbnail>
        <draw:frame draw:id="id6" presentation:style-name="a144" draw:name="Espaço Reservado para Anotaçõ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ço Reservado para Cabeçalho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ço Reservado para Data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ço Reservado para Rodapé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ço Reservado para Número de Slid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58">
      <draw:frame draw:id="id26" presentation:style-name="a161" draw:name="Título 1" svg:x="0.55118in" svg:y="0.32953in" svg:width="9.92087in" svg:height="1.38031in" presentation:class="title" presentation:placeholder="false">
        <draw:text-box>
          <text:p text:style-name="a160" text:class-names="" text:cond-style-name=""><text:span text:style-name="a159" text:class-names="">Clique para editar o título mestre</text:span></text:p>
        </draw:text-box>
        <svg:title/>
        <svg:desc/>
      </draw:frame>
      <draw:frame draw:id="id27" presentation:style-name="a176" draw:name="Espaço Reservado para Conteúdo 2" svg:x="0.55035in" svg:y="1.93403in" svg:width="4.87674in" svg:height="4.79514in" presentation:class="object" presentation:placeholder="false">
        <draw:text-box>
          <text:p text:style-name="a163" text:class-names="" text:cond-style-name=""><text:span text:style-name="a162" text:class-names="">Clique para editar o texto mestr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Segundo nível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ço Reservado para Conteúdo 3" svg:x="5.59375in" svg:y="1.93403in" svg:width="4.87847in" svg:height="4.79514in" presentation:class="object" presentation:placeholder="false">
        <draw:text-box>
          <text:p text:style-name="a178" text:class-names="" text:cond-style-name=""><text:span text:style-name="a177" text:class-names="">Clique para editar o texto mestr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í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ço Reservado para Data 4" svg:x="0.55118in" svg:y="7.53189in" svg:width="2.56811in" svg:height="0.57008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ço Reservado para Rodapé 5" svg:x="3.77008in" svg:y="7.53189in" svg:width="3.49409in" svg:height="0.57008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ço Reservado para Número de Slide 6" svg:x="7.90394in" svg:y="7.53189in" svg:width="2.56811in" svg:height="0.57008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1.21063in" svg:y="0.88858in" svg:width="5.84567in" svg:height="4.38425in" presentation:class="page" draw:id="id5" presentation:style-name="a201" draw:name="Espaço Reservado para Imagem de Slide 1">
          <svg:title/>
          <svg:desc/>
        </draw:page-thumbnail>
        <draw:frame draw:id="id6" presentation:style-name="a204" draw:name="Espaço Reservado para Anotaçõ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ço Reservado para Cabeçalho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ço Reservado para Data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ço Reservado para Rodapé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ço Reservado para Número de Slid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18">
      <draw:frame draw:id="id32" presentation:style-name="a221" draw:name="Título 1" svg:x="0.75868in" svg:y="0.44097in" svg:width="9.50868in" svg:height="1.59722in" presentation:class="title" presentation:placeholder="false">
        <draw:text-box>
          <text:p text:style-name="a220" text:class-names="" text:cond-style-name=""><text:span text:style-name="a219" text:class-names="">Clique para editar o título mestre</text:span></text:p>
        </draw:text-box>
        <svg:title/>
        <svg:desc/>
      </draw:frame>
      <draw:frame draw:id="id33" presentation:style-name="a225" draw:name="Espaço Reservado para Texto 2" svg:x="0.75868in" svg:y="2.02604in" svg:width="4.66493in" svg:height="0.99306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 para editar o texto mestre</text:span></text:p>
            </text:list-item>
          </text:list>
        </draw:text-box>
        <svg:title/>
        <svg:desc/>
      </draw:frame>
      <draw:frame draw:id="id34" presentation:style-name="a240" draw:name="Espaço Reservado para Conteúdo 3" svg:x="0.75868in" svg:y="3.0191in" svg:width="4.66493in" svg:height="4.44271in" presentation:class="object" presentation:placeholder="false">
        <draw:text-box>
          <text:p text:style-name="a227" text:class-names="" text:cond-style-name=""><text:span text:style-name="a226" text:class-names="">Clique para editar o texto mestr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gundo ní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ço Reservado para Texto 4" svg:x="5.5816in" svg:y="2.02604in" svg:width="4.68576in" svg:height="0.99306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 para editar o texto mestre</text:span></text:p>
            </text:list-item>
          </text:list>
        </draw:text-box>
        <svg:title/>
        <svg:desc/>
      </draw:frame>
      <draw:frame draw:id="id36" presentation:style-name="a259" draw:name="Espaço Reservado para Conteúdo 5" svg:x="5.5816in" svg:y="3.0191in" svg:width="4.68576in" svg:height="4.44271in" presentation:class="object" presentation:placeholder="false">
        <draw:text-box>
          <text:p text:style-name="a246" text:class-names="" text:cond-style-name=""><text:span text:style-name="a245" text:class-names="">Clique para editar o texto mestr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gundo ní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ço Reservado para Data 6" svg:x="0.55118in" svg:y="7.53189in" svg:width="2.56811in" svg:height="0.57008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ço Reservado para Rodapé 7" svg:x="3.77008in" svg:y="7.53189in" svg:width="3.49409in" svg:height="0.57008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ço Reservado para Número de Slide 8" svg:x="7.90394in" svg:y="7.53189in" svg:width="2.56811in" svg:height="0.57008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1.21063in" svg:y="0.88858in" svg:width="5.84567in" svg:height="4.38425in" presentation:class="page" draw:id="id5" presentation:style-name="a269" draw:name="Espaço Reservado para Imagem de Slide 1">
          <svg:title/>
          <svg:desc/>
        </draw:page-thumbnail>
        <draw:frame draw:id="id6" presentation:style-name="a272" draw:name="Espaço Reservado para Anotaçõ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ço Reservado para Cabeçalho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ço Reservado para Data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ço Reservado para Rodapé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ço Reservado para Número de Slid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286">
      <draw:frame draw:id="id40" presentation:style-name="a289" draw:name="Título 1" svg:x="0.55118in" svg:y="0.32953in" svg:width="9.92087in" svg:height="1.38031in" presentation:class="title" presentation:placeholder="false">
        <draw:text-box>
          <text:p text:style-name="a288" text:class-names="" text:cond-style-name=""><text:span text:style-name="a287" text:class-names="">Clique para editar o título mestre</text:span></text:p>
        </draw:text-box>
        <svg:title/>
        <svg:desc/>
      </draw:frame>
      <draw:frame draw:id="id41" presentation:style-name="a292" draw:name="Espaço Reservado para Data 2" svg:x="0.55118in" svg:y="7.53189in" svg:width="2.56811in" svg:height="0.57008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ço Reservado para Rodapé 3" svg:x="3.77008in" svg:y="7.53189in" svg:width="3.49409in" svg:height="0.57008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ço Reservado para Número de Slide 4" svg:x="7.90394in" svg:y="7.53189in" svg:width="2.56811in" svg:height="0.57008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1.21063in" svg:y="0.88858in" svg:width="5.84567in" svg:height="4.38425in" presentation:class="page" draw:id="id5" presentation:style-name="a299" draw:name="Espaço Reservado para Imagem de Slide 1">
          <svg:title/>
          <svg:desc/>
        </draw:page-thumbnail>
        <draw:frame draw:id="id6" presentation:style-name="a302" draw:name="Espaço Reservado para Anotaçõ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ço Reservado para Cabeçalho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ço Reservado para Data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ço Reservado para Rodapé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ço Reservado para Número de Slid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316">
      <draw:frame draw:id="id44" presentation:style-name="a319" draw:name="Espaço Reservado para Data 1" svg:x="0.55118in" svg:y="7.53189in" svg:width="2.56811in" svg:height="0.57008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ço Reservado para Rodapé 2" svg:x="3.77008in" svg:y="7.53189in" svg:width="3.49409in" svg:height="0.57008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ço Reservado para Número de Slide 3" svg:x="7.90394in" svg:y="7.53189in" svg:width="2.56811in" svg:height="0.57008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1.21063in" svg:y="0.88858in" svg:width="5.84567in" svg:height="4.38425in" presentation:class="page" draw:id="id5" presentation:style-name="a326" draw:name="Espaço Reservado para Imagem de Slide 1">
          <svg:title/>
          <svg:desc/>
        </draw:page-thumbnail>
        <draw:frame draw:id="id6" presentation:style-name="a329" draw:name="Espaço Reservado para Anotaçõ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ço Reservado para Cabeçalho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ço Reservado para Data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ço Reservado para Rodapé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ço Reservado para Número de Slid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343">
      <draw:frame draw:id="id47" presentation:style-name="a346" draw:name="Título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4" text:class-names="">Clique para editar o título mestre</text:span></text:p>
        </draw:text-box>
        <svg:title/>
        <svg:desc/>
      </draw:frame>
      <draw:frame draw:id="id48" presentation:style-name="a361" draw:name="Espaço Reservado para Conteúdo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Clique para editar o texto mestr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gundo ní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ço Reservado para Texto 3" svg:x="0.75868in" svg:y="2.4809in" svg:width="3.55556in" svg:height="4.59375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 para editar o texto mestre</text:span></text:p>
            </text:list-item>
          </text:list>
        </draw:text-box>
        <svg:title/>
        <svg:desc/>
      </draw:frame>
      <draw:frame draw:id="id50" presentation:style-name="a368" draw:name="Espaço Reservado para Data 4" svg:x="0.55118in" svg:y="7.53189in" svg:width="2.56811in" svg:height="0.57008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ço Reservado para Rodapé 5" svg:x="3.77008in" svg:y="7.53189in" svg:width="3.49409in" svg:height="0.57008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ço Reservado para Número de Slide 6" svg:x="7.90394in" svg:y="7.53189in" svg:width="2.56811in" svg:height="0.57008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1.21063in" svg:y="0.88858in" svg:width="5.84567in" svg:height="4.38425in" presentation:class="page" draw:id="id5" presentation:style-name="a375" draw:name="Espaço Reservado para Imagem de Slide 1">
          <svg:title/>
          <svg:desc/>
        </draw:page-thumbnail>
        <draw:frame draw:id="id6" presentation:style-name="a378" draw:name="Espaço Reservado para Anotaçõ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ço Reservado para Cabeçalho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ço Reservado para Data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ço Reservado para Rodapé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ço Reservado para Número de Slid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392">
      <draw:frame draw:id="id53" presentation:style-name="a395" draw:name="Título 1" svg:x="0.75868in" svg:y="0.55035in" svg:width="3.55556in" svg:height="1.93056in" presentation:class="title" presentation:placeholder="false">
        <draw:text-box>
          <text:p text:style-name="a394" text:class-names="" text:cond-style-name=""><text:span text:style-name="a393" text:class-names="">Clique para editar o título mestre</text:span></text:p>
        </draw:text-box>
        <svg:title/>
        <svg:desc/>
      </draw:frame>
      <draw:frame draw:id="id54" presentation:style-name="a398" draw:name="Espaço Reservado para Imagem 2" svg:x="4.6875in" svg:y="1.19097in" svg:width="5.57986in" svg:height="5.875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ço Reservado para Texto 3" svg:x="0.75868in" svg:y="2.4809in" svg:width="3.55556in" svg:height="4.5937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 para editar o texto mestre</text:span></text:p>
            </text:list-item>
          </text:list>
        </draw:text-box>
        <svg:title/>
        <svg:desc/>
      </draw:frame>
      <draw:frame draw:id="id56" presentation:style-name="a405" draw:name="Espaço Reservado para Data 4" svg:x="0.55118in" svg:y="7.53189in" svg:width="2.56811in" svg:height="0.57008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ço Reservado para Rodapé 5" svg:x="3.77008in" svg:y="7.53189in" svg:width="3.49409in" svg:height="0.57008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ço Reservado para Número de Slide 6" svg:x="7.90394in" svg:y="7.53189in" svg:width="2.56811in" svg:height="0.57008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1.21063in" svg:y="0.88858in" svg:width="5.84567in" svg:height="4.38425in" presentation:class="page" draw:id="id5" presentation:style-name="a412" draw:name="Espaço Reservado para Imagem de Slide 1">
          <svg:title/>
          <svg:desc/>
        </draw:page-thumbnail>
        <draw:frame draw:id="id6" presentation:style-name="a415" draw:name="Espaço Reservado para Anotaçõ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ço Reservado para Cabeçalho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ço Reservado para Data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ço Reservado para Rodapé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ço Reservado para Número de Slid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429">
      <draw:frame draw:id="id59" presentation:style-name="a432" draw:name="Título 1" svg:x="0.55118in" svg:y="0.32953in" svg:width="9.92087in" svg:height="1.38031in" presentation:class="title" presentation:placeholder="false">
        <draw:text-box>
          <text:p text:style-name="a431" text:class-names="" text:cond-style-name=""><text:span text:style-name="a430" text:class-names="">Clique para editar o título mestre</text:span></text:p>
        </draw:text-box>
        <svg:title/>
        <svg:desc/>
      </draw:frame>
      <draw:frame draw:id="id60" presentation:style-name="a448" draw:name="Espaço Reservado para Texto Vertical 2" svg:x="0.55118in" svg:y="1.93465in" svg:width="9.92087in" svg:height="4.79528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 para editar o texto mestr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Segundo nível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ço Reservado para Data 3" svg:x="0.55118in" svg:y="7.53189in" svg:width="2.56811in" svg:height="0.57008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ço Reservado para Rodapé 4" svg:x="3.77008in" svg:y="7.53189in" svg:width="3.49409in" svg:height="0.57008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ço Reservado para Número de Slide 5" svg:x="7.90394in" svg:y="7.53189in" svg:width="2.56811in" svg:height="0.57008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1.21063in" svg:y="0.88858in" svg:width="5.84567in" svg:height="4.38425in" presentation:class="page" draw:id="id5" presentation:style-name="a458" draw:name="Espaço Reservado para Imagem de Slide 1">
          <svg:title/>
          <svg:desc/>
        </draw:page-thumbnail>
        <draw:frame draw:id="id6" presentation:style-name="a461" draw:name="Espaço Reservado para Anotaçõ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ço Reservado para Cabeçalho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ço Reservado para Data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ço Reservado para Rodapé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ço Reservado para Número de Slid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e-texto-verticais" style:page-layout-name="pageLayout1" draw:style-name="a475">
      <draw:frame draw:id="id64" presentation:style-name="a478" draw:name="Título Vertical 1" svg:x="7.99306in" svg:y="0.32986in" svg:width="2.47917in" svg:height="6.39931in" presentation:class="title" presentation:placeholder="false">
        <draw:text-box>
          <text:p text:style-name="a477" text:class-names="" text:cond-style-name=""><text:span text:style-name="a476" text:class-names="">Clique para editar o título mestre</text:span></text:p>
        </draw:text-box>
        <svg:title/>
        <svg:desc/>
      </draw:frame>
      <draw:frame draw:id="id65" presentation:style-name="a494" draw:name="Espaço Reservado para Texto Vertical 2" svg:x="0.55035in" svg:y="0.32986in" svg:width="7.27604in" svg:height="6.39931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 para editar o texto mestr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Segundo nível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ço Reservado para Data 3" svg:x="0.55118in" svg:y="7.53189in" svg:width="2.56811in" svg:height="0.57008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ço Reservado para Rodapé 4" svg:x="3.77008in" svg:y="7.53189in" svg:width="3.49409in" svg:height="0.57008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ço Reservado para Número de Slide 5" svg:x="7.90394in" svg:y="7.53189in" svg:width="2.56811in" svg:height="0.57008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1.21063in" svg:y="0.88858in" svg:width="5.84567in" svg:height="4.38425in" presentation:class="page" draw:id="id5" presentation:style-name="a504" draw:name="Espaço Reservado para Imagem de Slide 1">
          <svg:title/>
          <svg:desc/>
        </draw:page-thumbnail>
        <draw:frame draw:id="id6" presentation:style-name="a507" draw:name="Espaço Reservado para Anotaçõ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ço Reservado para Cabeçalho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ço Reservado para Data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ço Reservado para Rodapé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ço Reservado para Número de Slid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midnightblue" style:page-layout-name="pageLayout1" draw:style-name="a521">
      <draw:custom-shape svg:x="0in" svg:y="7.87402in" svg:width="11.02362in" svg:height="0.3937in" draw:id="id69" draw:style-name="a524" draw:name="Forma livre 1">
        <svg:title/>
        <svg:desc/>
        <text:p text:style-name="a523" text:class-names="" text:cond-style-name=""><text:span text:style-name="a52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70" draw:style-name="a527" draw:name="Forma livre 2">
        <svg:title/>
        <svg:desc/>
        <text:p text:style-name="a526" text:class-names="" text:cond-style-name=""><text:span text:style-name="a52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1" presentation:style-name="a530" draw:name="Espaço Reservado para Título 3" svg:x="0.3937in" svg:y="0.32953in" svg:width="10.23622in" svg:height="1.04843in" presentation:class="title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46" draw:name="Espaço Reservado para Texto 4" svg:x="0.3937in" svg:y="2.16535in" svg:width="10.23622in" svg:height="5.51181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Clique para editar o texto mestre</text:span></text:p>
            </text:list-item>
          </text:list>
          <text:list text:style-name="a536">
            <text:list-item>
              <text:list text:style-name="a536">
                <text:list-item>
                  <text:p text:style-name="a535" text:class-names="" text:cond-style-name=""><text:span text:style-name="a534" text:class-names="">Segundo nível</text:span></text:p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p text:style-name="a538" text:class-names="" text:cond-style-name=""><text:span text:style-name="a53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list text:style-name="a542">
                        <text:list-item>
                          <text:p text:style-name="a541" text:class-names="" text:cond-style-name=""><text:span text:style-name="a54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5">
            <text:list-item>
              <text:list text:style-name="a545">
                <text:list-item>
                  <text:list text:style-name="a545">
                    <text:list-item>
                      <text:list text:style-name="a545">
                        <text:list-item>
                          <text:list text:style-name="a545">
                            <text:list-item>
                              <text:p text:style-name="a544" text:class-names="" text:cond-style-name=""><text:span text:style-name="a54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549" draw:name="Espaço Reservado para Data 5" svg:x="0.3937in" svg:y="7.87402in" svg:width="3.14961in" svg:height="0.3937in" presentation:class="date-time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74" presentation:style-name="a552" draw:name="Espaço Reservado para Rodapé 6" svg:x="3.74016in" svg:y="7.87402in" svg:width="3.54331in" svg:height="0.3937in" presentation:class="footer" presentation:placeholder="false">
        <draw:text-box>
          <text:p text:style-name="a551" text:class-names="" text:cond-style-name=""><text:span text:style-name="a550" text:class-names=""/></text:p>
        </draw:text-box>
        <svg:title/>
        <svg:desc/>
      </draw:frame>
      <draw:custom-shape svg:x="10.1378in" svg:y="7.53937in" svg:width="0.59055in" svg:height="0.59055in" draw:id="id75" draw:style-name="a555" draw:name="Forma livre 7">
        <svg:title/>
        <svg:desc/>
        <text:p text:style-name="a554" text:class-names="" text:cond-style-name=""><text:span text:style-name="a553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76" presentation:style-name="a558" draw:name="Espaço Reservado para Número de Slide 8" svg:x="10.03937in" svg:y="7.44094in" svg:width="0.7874in" svg:height="0.7874in" presentation:class="page-number" presentation:placeholder="false">
        <draw:text-box>
          <text:p text:style-name="a557" text:class-names="" text:cond-style-name=""><text:span text:style-name="a556" text:class-names=""><text:page-number style:num-format="1" text:fixed="false"/></text:span></text:p>
        </draw:text-box>
        <svg:title/>
        <svg:desc/>
      </draw:frame>
      <presentation:notes style:page-layout-name="pageLayout2" draw:style-name="a575">
        <draw:page-thumbnail svg:x="1.21063in" svg:y="0.88858in" svg:width="5.84567in" svg:height="4.38425in" presentation:class="page" draw:id="id5" presentation:style-name="a559" draw:name="Espaço Reservado para Imagem de Slide 1">
          <svg:title/>
          <svg:desc/>
        </draw:page-thumbnail>
        <draw:frame draw:id="id6" presentation:style-name="a562" draw:name="Espaço Reservado para Anotações 2" svg:x="0.82677in" svg:y="5.55394in" svg:width="6.61378in" svg:height="5.26142in" presentation:class="notes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7" presentation:style-name="a565" draw:name="Espaço Reservado para Cabeçalho 3" svg:x="0in" svg:y="0in" svg:width="3.5878in" svg:height="0.58425in" presentation:class="head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8" presentation:style-name="a568" draw:name="Espaço Reservado para Data 4" svg:x="4.67953in" svg:y="0in" svg:width="3.5878in" svg:height="0.58425in" presentation:class="date-time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9" presentation:style-name="a571" draw:name="Espaço Reservado para Rodapé 5" svg:x="0in" svg:y="11.10827in" svg:width="3.5878in" svg:height="0.58425in" presentation:class="footer" presentation:placeholder="false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frame draw:id="id10" presentation:style-name="a574" draw:name="Espaço Reservado para Número de Slide 6" svg:x="4.67953in" svg:y="11.10827in" svg:width="3.5878in" svg:height="0.58425in" presentation:class="page-number" presentation:placeholder="false">
          <draw:text-box>
            <text:p text:style-name="a573" text:class-names="" text:cond-style-name=""><text:span text:style-name="a5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Slide-de-título" style:page-layout-name="pageLayout1" draw:style-name="a576">
      <draw:custom-shape svg:x="0in" svg:y="7.87402in" svg:width="11.02362in" svg:height="0.3937in" draw:id="id77" draw:layer="Master2-bg" draw:style-name="a579" draw:name="Forma livre 6">
        <svg:title/>
        <svg:desc/>
        <text:p text:style-name="a578" text:class-names="" text:cond-style-name=""><text:span text:style-name="a57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78" draw:layer="Master2-bg" draw:style-name="a582" draw:name="Forma livre 7">
        <svg:title/>
        <svg:desc/>
        <text:p text:style-name="a581" text:class-names="" text:cond-style-name=""><text:span text:style-name="a58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79" draw:layer="Master2-bg" draw:style-name="a585" draw:name="Forma livre 8">
        <svg:title/>
        <svg:desc/>
        <text:p text:style-name="a584" text:class-names="" text:cond-style-name=""><text:span text:style-name="a583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80" presentation:style-name="a588" draw:name="Título 1" svg:x="1.37847in" svg:y="1.35243in" svg:width="8.26736in" svg:height="2.87847in" presentation:class="title" presentation:placeholder="false">
        <draw:text-box>
          <text:p text:style-name="a587" text:class-names="" text:cond-style-name=""><text:span text:style-name="a586" text:class-names="">Clique para editar o título mestre</text:span></text:p>
        </draw:text-box>
        <svg:title/>
        <svg:desc/>
      </draw:frame>
      <draw:frame draw:id="id81" presentation:style-name="a591" draw:name="Subtítulo 2" svg:x="1.37847in" svg:y="4.34201in" svg:width="8.26736in" svg:height="1.99653in" presentation:class="subtitle" presentation:placeholder="false">
        <draw:text-box>
          <text:p text:style-name="a590" text:class-names="" text:cond-style-name=""><text:span text:style-name="a589" text:class-names="">Clique para editar o estilo do subtítulo mestre</text:span></text:p>
        </draw:text-box>
        <svg:title/>
        <svg:desc/>
      </draw:frame>
      <draw:frame draw:id="id82" presentation:style-name="a594" draw:name="Espaço Reservado para Data 3" svg:x="0.3937in" svg:y="7.87402in" svg:width="3.14961in" svg:height="0.3937in" presentation:class="date-time" presentation:placeholder="false">
        <draw:text-box>
          <text:p text:style-name="a593" text:class-names="" text:cond-style-name=""><text:span text:style-name="a592" text:class-names=""/></text:p>
        </draw:text-box>
        <svg:title/>
        <svg:desc/>
      </draw:frame>
      <draw:frame draw:id="id83" presentation:style-name="a597" draw:name="Espaço Reservado para Rodapé 4" svg:x="3.74016in" svg:y="7.87402in" svg:width="3.54331in" svg:height="0.3937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84" presentation:style-name="a600" draw:name="Espaço Reservado para Número de Slide 5" svg:x="10.03937in" svg:y="7.44094in" svg:width="0.7874in" svg:height="0.7874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title/>
        <svg:desc/>
      </draw:frame>
      <presentation:notes style:page-layout-name="pageLayout2" draw:style-name="a617">
        <draw:page-thumbnail svg:x="1.21063in" svg:y="0.88858in" svg:width="5.84567in" svg:height="4.38425in" presentation:class="page" draw:id="id5" presentation:style-name="a601" draw:name="Espaço Reservado para Imagem de Slide 1">
          <svg:title/>
          <svg:desc/>
        </draw:page-thumbnail>
        <draw:frame draw:id="id6" presentation:style-name="a604" draw:name="Espaço Reservado para Anotações 2" svg:x="0.82677in" svg:y="5.55394in" svg:width="6.61378in" svg:height="5.26142in" presentation:class="notes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7" presentation:style-name="a607" draw:name="Espaço Reservado para Cabeçalho 3" svg:x="0in" svg:y="0in" svg:width="3.5878in" svg:height="0.58425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8" presentation:style-name="a610" draw:name="Espaço Reservado para Data 4" svg:x="4.67953in" svg:y="0in" svg:width="3.5878in" svg:height="0.58425in" presentation:class="date-time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9" presentation:style-name="a613" draw:name="Espaço Reservado para Rodapé 5" svg:x="0in" svg:y="11.10827in" svg:width="3.5878in" svg:height="0.58425in" presentation:class="footer" presentation:placeholder="false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  <draw:frame draw:id="id10" presentation:style-name="a616" draw:name="Espaço Reservado para Número de Slide 6" svg:x="4.67953in" svg:y="11.10827in" svg:width="3.5878in" svg:height="0.58425in" presentation:class="page-number" presentation:placeholder="false">
          <draw:text-box>
            <text:p text:style-name="a615" text:class-names="" text:cond-style-name=""><text:span text:style-name="a6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ítulo-e-conteúdo" style:page-layout-name="pageLayout1" draw:style-name="a618">
      <draw:custom-shape svg:x="0in" svg:y="7.87402in" svg:width="11.02362in" svg:height="0.3937in" draw:id="id85" draw:layer="Master2-bg" draw:style-name="a621" draw:name="Forma livre 6">
        <svg:title/>
        <svg:desc/>
        <text:p text:style-name="a620" text:class-names="" text:cond-style-name=""><text:span text:style-name="a61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86" draw:layer="Master2-bg" draw:style-name="a624" draw:name="Forma livre 7">
        <svg:title/>
        <svg:desc/>
        <text:p text:style-name="a623" text:class-names="" text:cond-style-name=""><text:span text:style-name="a62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87" draw:layer="Master2-bg" draw:style-name="a627" draw:name="Forma livre 8">
        <svg:title/>
        <svg:desc/>
        <text:p text:style-name="a626" text:class-names="" text:cond-style-name=""><text:span text:style-name="a625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88" presentation:style-name="a630" draw:name="Título 1" svg:x="0.3937in" svg:y="0.32953in" svg:width="10.23622in" svg:height="1.04843in" presentation:class="title" presentation:placeholder="false">
        <draw:text-box>
          <text:p text:style-name="a629" text:class-names="" text:cond-style-name=""><text:span text:style-name="a628" text:class-names="">Clique para editar o título mestre</text:span></text:p>
        </draw:text-box>
        <svg:title/>
        <svg:desc/>
      </draw:frame>
      <draw:frame draw:id="id89" presentation:style-name="a645" draw:name="Espaço Reservado para Conteúdo 2" svg:x="0.3937in" svg:y="2.16535in" svg:width="10.23622in" svg:height="5.51181in" presentation:class="object" presentation:placeholder="false">
        <draw:text-box>
          <text:p text:style-name="a632" text:class-names="" text:cond-style-name=""><text:span text:style-name="a631" text:class-names="">Clique para editar o texto mestre</text:span></text:p>
          <text:list text:style-name="a635">
            <text:list-item>
              <text:list text:style-name="a635">
                <text:list-item>
                  <text:p text:style-name="a634" text:class-names="" text:cond-style-name=""><text:span text:style-name="a633" text:class-names="">Segundo nível</text:span></text:p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p text:style-name="a637" text:class-names="" text:cond-style-name=""><text:span text:style-name="a63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list text:style-name="a641">
                        <text:list-item>
                          <text:p text:style-name="a640" text:class-names="" text:cond-style-name=""><text:span text:style-name="a63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list text:style-name="a644">
                        <text:list-item>
                          <text:list text:style-name="a644">
                            <text:list-item>
                              <text:p text:style-name="a643" text:class-names="" text:cond-style-name=""><text:span text:style-name="a642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648" draw:name="Espaço Reservado para Data 3" svg:x="0.3937in" svg:y="7.87402in" svg:width="3.14961in" svg:height="0.3937in" presentation:class="date-time" presentation:placeholder="false">
        <draw:text-box>
          <text:p text:style-name="a647" text:class-names="" text:cond-style-name=""><text:span text:style-name="a646" text:class-names=""/></text:p>
        </draw:text-box>
        <svg:title/>
        <svg:desc/>
      </draw:frame>
      <draw:frame draw:id="id91" presentation:style-name="a651" draw:name="Espaço Reservado para Rodapé 4" svg:x="3.74016in" svg:y="7.87402in" svg:width="3.54331in" svg:height="0.3937in" presentation:class="footer" presentation:placeholder="false">
        <draw:text-box>
          <text:p text:style-name="a650" text:class-names="" text:cond-style-name=""><text:span text:style-name="a649" text:class-names=""/></text:p>
        </draw:text-box>
        <svg:title/>
        <svg:desc/>
      </draw:frame>
      <draw:frame draw:id="id92" presentation:style-name="a654" draw:name="Espaço Reservado para Número de Slide 5" svg:x="10.03937in" svg:y="7.44094in" svg:width="0.7874in" svg:height="0.7874in" presentation:class="page-number" presentation:placeholder="false">
        <draw:text-box>
          <text:p text:style-name="a653" text:class-names="" text:cond-style-name=""><text:span text:style-name="a652" text:class-names=""><text:page-number style:num-format="1" text:fixed="false"/></text:span></text:p>
        </draw:text-box>
        <svg:title/>
        <svg:desc/>
      </draw:frame>
      <presentation:notes style:page-layout-name="pageLayout2" draw:style-name="a671">
        <draw:page-thumbnail svg:x="1.21063in" svg:y="0.88858in" svg:width="5.84567in" svg:height="4.38425in" presentation:class="page" draw:id="id5" presentation:style-name="a655" draw:name="Espaço Reservado para Imagem de Slide 1">
          <svg:title/>
          <svg:desc/>
        </draw:page-thumbnail>
        <draw:frame draw:id="id6" presentation:style-name="a658" draw:name="Espaço Reservado para Anotações 2" svg:x="0.82677in" svg:y="5.55394in" svg:width="6.61378in" svg:height="5.26142in" presentation:class="notes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7" presentation:style-name="a661" draw:name="Espaço Reservado para Cabeçalho 3" svg:x="0in" svg:y="0in" svg:width="3.5878in" svg:height="0.58425in" presentation:class="header" presentation:placeholder="false">
          <draw:text-box>
            <text:p text:style-name="a660" text:class-names="" text:cond-style-name=""><text:span text:style-name="a659" text:class-names=""/></text:p>
          </draw:text-box>
          <svg:title/>
          <svg:desc/>
        </draw:frame>
        <draw:frame draw:id="id8" presentation:style-name="a664" draw:name="Espaço Reservado para Data 4" svg:x="4.67953in" svg:y="0in" svg:width="3.5878in" svg:height="0.58425in" presentation:class="date-time" presentation:placeholder="false">
          <draw:text-box>
            <text:p text:style-name="a663" text:class-names="" text:cond-style-name=""><text:span text:style-name="a662" text:class-names=""/></text:p>
          </draw:text-box>
          <svg:title/>
          <svg:desc/>
        </draw:frame>
        <draw:frame draw:id="id9" presentation:style-name="a667" draw:name="Espaço Reservado para Rodapé 5" svg:x="0in" svg:y="11.10827in" svg:width="3.5878in" svg:height="0.58425in" presentation:class="foot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10" presentation:style-name="a670" draw:name="Espaço Reservado para Número de Slide 6" svg:x="4.67953in" svg:y="11.10827in" svg:width="3.5878in" svg:height="0.58425in" presentation:class="page-number" presentation:placeholder="false">
          <draw:text-box>
            <text:p text:style-name="a669" text:class-names="" text:cond-style-name=""><text:span text:style-name="a6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Cabeçalho-da-Seção" style:page-layout-name="pageLayout1" draw:style-name="a672">
      <draw:custom-shape svg:x="0in" svg:y="7.87402in" svg:width="11.02362in" svg:height="0.3937in" draw:id="id93" draw:layer="Master2-bg" draw:style-name="a675" draw:name="Forma livre 6">
        <svg:title/>
        <svg:desc/>
        <text:p text:style-name="a674" text:class-names="" text:cond-style-name=""><text:span text:style-name="a67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94" draw:layer="Master2-bg" draw:style-name="a678" draw:name="Forma livre 7">
        <svg:title/>
        <svg:desc/>
        <text:p text:style-name="a677" text:class-names="" text:cond-style-name=""><text:span text:style-name="a67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95" draw:layer="Master2-bg" draw:style-name="a681" draw:name="Forma livre 8">
        <svg:title/>
        <svg:desc/>
        <text:p text:style-name="a680" text:class-names="" text:cond-style-name=""><text:span text:style-name="a679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96" presentation:style-name="a684" draw:name="Título 1" svg:x="0.75174in" svg:y="2.06076in" svg:width="9.50868in" svg:height="3.43924in" presentation:class="title" presentation:placeholder="false">
        <draw:text-box>
          <text:p text:style-name="a683" text:class-names="" text:cond-style-name=""><text:span text:style-name="a682" text:class-names="">Clique para editar o título mestre</text:span></text:p>
        </draw:text-box>
        <svg:title/>
        <svg:desc/>
      </draw:frame>
      <draw:frame draw:id="id97" presentation:style-name="a688" draw:name="Espaço Reservado para Texto 2" svg:x="0.75174in" svg:y="5.53299in" svg:width="9.50868in" svg:height="1.80729in" presentation:class="outline" presentation:placeholder="false">
        <draw:text-box>
          <text:list text:style-name="a687">
            <text:list-item>
              <text:p text:style-name="a686" text:class-names="" text:cond-style-name=""><text:span text:style-name="a685" text:class-names="">Clique para editar o texto mestre</text:span></text:p>
            </text:list-item>
          </text:list>
        </draw:text-box>
        <svg:title/>
        <svg:desc/>
      </draw:frame>
      <draw:frame draw:id="id98" presentation:style-name="a691" draw:name="Espaço Reservado para Data 3" svg:x="0.3937in" svg:y="7.87402in" svg:width="3.14961in" svg:height="0.3937in" presentation:class="date-time" presentation:placeholder="false">
        <draw:text-box>
          <text:p text:style-name="a690" text:class-names="" text:cond-style-name=""><text:span text:style-name="a689" text:class-names=""/></text:p>
        </draw:text-box>
        <svg:title/>
        <svg:desc/>
      </draw:frame>
      <draw:frame draw:id="id99" presentation:style-name="a694" draw:name="Espaço Reservado para Rodapé 4" svg:x="3.74016in" svg:y="7.87402in" svg:width="3.54331in" svg:height="0.3937in" presentation:class="footer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100" presentation:style-name="a697" draw:name="Espaço Reservado para Número de Slide 5" svg:x="10.03937in" svg:y="7.44094in" svg:width="0.7874in" svg:height="0.7874in" presentation:class="page-number" presentation:placeholder="false">
        <draw:text-box>
          <text:p text:style-name="a696" text:class-names="" text:cond-style-name=""><text:span text:style-name="a695" text:class-names=""><text:page-number style:num-format="1" text:fixed="false"/></text:span></text:p>
        </draw:text-box>
        <svg:title/>
        <svg:desc/>
      </draw:frame>
      <presentation:notes style:page-layout-name="pageLayout2" draw:style-name="a714">
        <draw:page-thumbnail svg:x="1.21063in" svg:y="0.88858in" svg:width="5.84567in" svg:height="4.38425in" presentation:class="page" draw:id="id5" presentation:style-name="a698" draw:name="Espaço Reservado para Imagem de Slide 1">
          <svg:title/>
          <svg:desc/>
        </draw:page-thumbnail>
        <draw:frame draw:id="id6" presentation:style-name="a701" draw:name="Espaço Reservado para Anotações 2" svg:x="0.82677in" svg:y="5.55394in" svg:width="6.61378in" svg:height="5.26142in" presentation:class="notes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7" presentation:style-name="a704" draw:name="Espaço Reservado para Cabeçalho 3" svg:x="0in" svg:y="0in" svg:width="3.5878in" svg:height="0.58425in" presentation:class="header" presentation:placeholder="false">
          <draw:text-box>
            <text:p text:style-name="a703" text:class-names="" text:cond-style-name=""><text:span text:style-name="a702" text:class-names=""/></text:p>
          </draw:text-box>
          <svg:title/>
          <svg:desc/>
        </draw:frame>
        <draw:frame draw:id="id8" presentation:style-name="a707" draw:name="Espaço Reservado para Data 4" svg:x="4.67953in" svg:y="0in" svg:width="3.5878in" svg:height="0.58425in" presentation:class="date-time" presentation:placeholder="false">
          <draw:text-box>
            <text:p text:style-name="a706" text:class-names="" text:cond-style-name=""><text:span text:style-name="a705" text:class-names=""/></text:p>
          </draw:text-box>
          <svg:title/>
          <svg:desc/>
        </draw:frame>
        <draw:frame draw:id="id9" presentation:style-name="a710" draw:name="Espaço Reservado para Rodapé 5" svg:x="0in" svg:y="11.10827in" svg:width="3.5878in" svg:height="0.58425in" presentation:class="footer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  <draw:frame draw:id="id10" presentation:style-name="a713" draw:name="Espaço Reservado para Número de Slide 6" svg:x="4.67953in" svg:y="11.10827in" svg:width="3.5878in" svg:height="0.58425in" presentation:class="page-number" presentation:placeholder="false">
          <draw:text-box>
            <text:p text:style-name="a712" text:class-names="" text:cond-style-name=""><text:span text:style-name="a7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uas-Partes-de-Conteúdo" style:page-layout-name="pageLayout1" draw:style-name="a715">
      <draw:custom-shape svg:x="0in" svg:y="7.87402in" svg:width="11.02362in" svg:height="0.3937in" draw:id="id101" draw:layer="Master2-bg" draw:style-name="a718" draw:name="Forma livre 7">
        <svg:title/>
        <svg:desc/>
        <text:p text:style-name="a717" text:class-names="" text:cond-style-name=""><text:span text:style-name="a71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02" draw:layer="Master2-bg" draw:style-name="a721" draw:name="Forma livre 8">
        <svg:title/>
        <svg:desc/>
        <text:p text:style-name="a720" text:class-names="" text:cond-style-name=""><text:span text:style-name="a71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03" draw:layer="Master2-bg" draw:style-name="a724" draw:name="Forma livre 9">
        <svg:title/>
        <svg:desc/>
        <text:p text:style-name="a723" text:class-names="" text:cond-style-name=""><text:span text:style-name="a722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04" presentation:style-name="a727" draw:name="Título 1" svg:x="0.3937in" svg:y="0.32953in" svg:width="10.23622in" svg:height="1.04843in" presentation:class="title" presentation:placeholder="false">
        <draw:text-box>
          <text:p text:style-name="a726" text:class-names="" text:cond-style-name=""><text:span text:style-name="a725" text:class-names="">Clique para editar o título mestre</text:span></text:p>
        </draw:text-box>
        <svg:title/>
        <svg:desc/>
      </draw:frame>
      <draw:frame draw:id="id105" presentation:style-name="a742" draw:name="Espaço Reservado para Conteúdo 2" svg:x="0.3941in" svg:y="2.16493in" svg:width="5.03472in" svg:height="5.51215in" presentation:class="object" presentation:placeholder="false">
        <draw:text-box>
          <text:p text:style-name="a729" text:class-names="" text:cond-style-name=""><text:span text:style-name="a728" text:class-names="">Clique para editar o texto mestre</text:span></text:p>
          <text:list text:style-name="a732">
            <text:list-item>
              <text:list text:style-name="a732">
                <text:list-item>
                  <text:p text:style-name="a731" text:class-names="" text:cond-style-name=""><text:span text:style-name="a730" text:class-names="">Segundo nível</text:span></text:p>
                </text:list-item>
              </text:list>
            </text:list-item>
          </text:list>
          <text:list text:style-name="a735">
            <text:list-item>
              <text:list text:style-name="a735">
                <text:list-item>
                  <text:list text:style-name="a735">
                    <text:list-item>
                      <text:p text:style-name="a734" text:class-names="" text:cond-style-name=""><text:span text:style-name="a73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38">
            <text:list-item>
              <text:list text:style-name="a738">
                <text:list-item>
                  <text:list text:style-name="a738">
                    <text:list-item>
                      <text:list text:style-name="a738">
                        <text:list-item>
                          <text:p text:style-name="a737" text:class-names="" text:cond-style-name=""><text:span text:style-name="a73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list text:style-name="a741">
                            <text:list-item>
                              <text:p text:style-name="a740" text:class-names="" text:cond-style-name=""><text:span text:style-name="a739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757" draw:name="Espaço Reservado para Conteúdo 3" svg:x="5.59549in" svg:y="2.16493in" svg:width="5.03472in" svg:height="5.51215in" presentation:class="object" presentation:placeholder="false">
        <draw:text-box>
          <text:p text:style-name="a744" text:class-names="" text:cond-style-name=""><text:span text:style-name="a743" text:class-names="">Clique para editar o texto mestre</text:span></text:p>
          <text:list text:style-name="a747">
            <text:list-item>
              <text:list text:style-name="a747">
                <text:list-item>
                  <text:p text:style-name="a746" text:class-names="" text:cond-style-name=""><text:span text:style-name="a745" text:class-names="">Segundo nível</text:span></text:p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p text:style-name="a749" text:class-names="" text:cond-style-name=""><text:span text:style-name="a74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p text:style-name="a752" text:class-names="" text:cond-style-name=""><text:span text:style-name="a75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list text:style-name="a756">
                        <text:list-item>
                          <text:list text:style-name="a756">
                            <text:list-item>
                              <text:p text:style-name="a755" text:class-names="" text:cond-style-name=""><text:span text:style-name="a754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760" draw:name="Espaço Reservado para Data 4" svg:x="0.3937in" svg:y="7.87402in" svg:width="3.14961in" svg:height="0.3937in" presentation:class="date-time" presentation:placeholder="false">
        <draw:text-box>
          <text:p text:style-name="a759" text:class-names="" text:cond-style-name=""><text:span text:style-name="a758" text:class-names=""/></text:p>
        </draw:text-box>
        <svg:title/>
        <svg:desc/>
      </draw:frame>
      <draw:frame draw:id="id108" presentation:style-name="a763" draw:name="Espaço Reservado para Rodapé 5" svg:x="3.74016in" svg:y="7.87402in" svg:width="3.54331in" svg:height="0.3937in" presentation:class="footer" presentation:placeholder="false">
        <draw:text-box>
          <text:p text:style-name="a762" text:class-names="" text:cond-style-name=""><text:span text:style-name="a761" text:class-names=""/></text:p>
        </draw:text-box>
        <svg:title/>
        <svg:desc/>
      </draw:frame>
      <draw:frame draw:id="id109" presentation:style-name="a766" draw:name="Espaço Reservado para Número de Slide 6" svg:x="10.03937in" svg:y="7.44094in" svg:width="0.7874in" svg:height="0.7874in" presentation:class="page-number" presentation:placeholder="false">
        <draw:text-box>
          <text:p text:style-name="a765" text:class-names="" text:cond-style-name=""><text:span text:style-name="a764" text:class-names=""><text:page-number style:num-format="1" text:fixed="false"/></text:span></text:p>
        </draw:text-box>
        <svg:title/>
        <svg:desc/>
      </draw:frame>
      <presentation:notes style:page-layout-name="pageLayout2" draw:style-name="a783">
        <draw:page-thumbnail svg:x="1.21063in" svg:y="0.88858in" svg:width="5.84567in" svg:height="4.38425in" presentation:class="page" draw:id="id5" presentation:style-name="a767" draw:name="Espaço Reservado para Imagem de Slide 1">
          <svg:title/>
          <svg:desc/>
        </draw:page-thumbnail>
        <draw:frame draw:id="id6" presentation:style-name="a770" draw:name="Espaço Reservado para Anotações 2" svg:x="0.82677in" svg:y="5.55394in" svg:width="6.61378in" svg:height="5.26142in" presentation:class="notes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7" presentation:style-name="a773" draw:name="Espaço Reservado para Cabeçalho 3" svg:x="0in" svg:y="0in" svg:width="3.5878in" svg:height="0.58425in" presentation:class="header" presentation:placeholder="false">
          <draw:text-box>
            <text:p text:style-name="a772" text:class-names="" text:cond-style-name=""><text:span text:style-name="a771" text:class-names=""/></text:p>
          </draw:text-box>
          <svg:title/>
          <svg:desc/>
        </draw:frame>
        <draw:frame draw:id="id8" presentation:style-name="a776" draw:name="Espaço Reservado para Data 4" svg:x="4.67953in" svg:y="0in" svg:width="3.5878in" svg:height="0.58425in" presentation:class="date-time" presentation:placeholder="false">
          <draw:text-box>
            <text:p text:style-name="a775" text:class-names="" text:cond-style-name=""><text:span text:style-name="a774" text:class-names=""/></text:p>
          </draw:text-box>
          <svg:title/>
          <svg:desc/>
        </draw:frame>
        <draw:frame draw:id="id9" presentation:style-name="a779" draw:name="Espaço Reservado para Rodapé 5" svg:x="0in" svg:y="11.10827in" svg:width="3.5878in" svg:height="0.58425in" presentation:class="footer" presentation:placeholder="false">
          <draw:text-box>
            <text:p text:style-name="a778" text:class-names="" text:cond-style-name=""><text:span text:style-name="a777" text:class-names=""/></text:p>
          </draw:text-box>
          <svg:title/>
          <svg:desc/>
        </draw:frame>
        <draw:frame draw:id="id10" presentation:style-name="a782" draw:name="Espaço Reservado para Número de Slide 6" svg:x="4.67953in" svg:y="11.10827in" svg:width="3.5878in" svg:height="0.58425in" presentation:class="page-number" presentation:placeholder="false">
          <draw:text-box>
            <text:p text:style-name="a781" text:class-names="" text:cond-style-name=""><text:span text:style-name="a7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ção" style:page-layout-name="pageLayout1" draw:style-name="a784">
      <draw:custom-shape svg:x="0in" svg:y="7.87402in" svg:width="11.02362in" svg:height="0.3937in" draw:id="id110" draw:layer="Master2-bg" draw:style-name="a787" draw:name="Forma livre 9">
        <svg:title/>
        <svg:desc/>
        <text:p text:style-name="a786" text:class-names="" text:cond-style-name=""><text:span text:style-name="a78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11" draw:layer="Master2-bg" draw:style-name="a790" draw:name="Forma livre 10">
        <svg:title/>
        <svg:desc/>
        <text:p text:style-name="a789" text:class-names="" text:cond-style-name=""><text:span text:style-name="a78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12" draw:layer="Master2-bg" draw:style-name="a793" draw:name="Forma livre 11">
        <svg:title/>
        <svg:desc/>
        <text:p text:style-name="a792" text:class-names="" text:cond-style-name=""><text:span text:style-name="a791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13" presentation:style-name="a796" draw:name="Título 1" svg:x="0.75868in" svg:y="0.44097in" svg:width="9.50868in" svg:height="1.59722in" presentation:class="title" presentation:placeholder="false">
        <draw:text-box>
          <text:p text:style-name="a795" text:class-names="" text:cond-style-name=""><text:span text:style-name="a794" text:class-names="">Clique para editar o título mestre</text:span></text:p>
        </draw:text-box>
        <svg:title/>
        <svg:desc/>
      </draw:frame>
      <draw:frame draw:id="id114" presentation:style-name="a800" draw:name="Espaço Reservado para Texto 2" svg:x="0.75868in" svg:y="2.02604in" svg:width="4.66493in" svg:height="0.99306in" presentation:class="outline" presentation:placeholder="false">
        <draw:text-box>
          <text:list text:style-name="a799">
            <text:list-item>
              <text:p text:style-name="a798" text:class-names="" text:cond-style-name=""><text:span text:style-name="a797" text:class-names="">Clique para editar o texto mestre</text:span></text:p>
            </text:list-item>
          </text:list>
        </draw:text-box>
        <svg:title/>
        <svg:desc/>
      </draw:frame>
      <draw:frame draw:id="id115" presentation:style-name="a815" draw:name="Espaço Reservado para Conteúdo 3" svg:x="0.75868in" svg:y="3.0191in" svg:width="4.66493in" svg:height="4.44271in" presentation:class="object" presentation:placeholder="false">
        <draw:text-box>
          <text:p text:style-name="a802" text:class-names="" text:cond-style-name=""><text:span text:style-name="a801" text:class-names="">Clique para editar o texto mestre</text:span></text:p>
          <text:list text:style-name="a805">
            <text:list-item>
              <text:list text:style-name="a805">
                <text:list-item>
                  <text:p text:style-name="a804" text:class-names="" text:cond-style-name=""><text:span text:style-name="a803" text:class-names="">Segundo nível</text:span></text:p>
                </text:list-item>
              </text:list>
            </text:list-item>
          </text:list>
          <text:list text:style-name="a808">
            <text:list-item>
              <text:list text:style-name="a808">
                <text:list-item>
                  <text:list text:style-name="a808">
                    <text:list-item>
                      <text:p text:style-name="a807" text:class-names="" text:cond-style-name=""><text:span text:style-name="a80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811">
            <text:list-item>
              <text:list text:style-name="a811">
                <text:list-item>
                  <text:list text:style-name="a811">
                    <text:list-item>
                      <text:list text:style-name="a811">
                        <text:list-item>
                          <text:p text:style-name="a810" text:class-names="" text:cond-style-name=""><text:span text:style-name="a80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4">
            <text:list-item>
              <text:list text:style-name="a814">
                <text:list-item>
                  <text:list text:style-name="a814">
                    <text:list-item>
                      <text:list text:style-name="a814">
                        <text:list-item>
                          <text:list text:style-name="a814">
                            <text:list-item>
                              <text:p text:style-name="a813" text:class-names="" text:cond-style-name=""><text:span text:style-name="a812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19" draw:name="Espaço Reservado para Texto 4" svg:x="5.5816in" svg:y="2.02604in" svg:width="4.68576in" svg:height="0.99306in" presentation:class="outline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que para editar o texto mestre</text:span></text:p>
            </text:list-item>
          </text:list>
        </draw:text-box>
        <svg:title/>
        <svg:desc/>
      </draw:frame>
      <draw:frame draw:id="id117" presentation:style-name="a834" draw:name="Espaço Reservado para Conteúdo 5" svg:x="5.5816in" svg:y="3.0191in" svg:width="4.68576in" svg:height="4.44271in" presentation:class="object" presentation:placeholder="false">
        <draw:text-box>
          <text:p text:style-name="a821" text:class-names="" text:cond-style-name=""><text:span text:style-name="a820" text:class-names="">Clique para editar o texto mestre</text:span></text:p>
          <text:list text:style-name="a824">
            <text:list-item>
              <text:list text:style-name="a824">
                <text:list-item>
                  <text:p text:style-name="a823" text:class-names="" text:cond-style-name=""><text:span text:style-name="a822" text:class-names="">Segundo nível</text:span></text:p>
                </text:list-item>
              </text:list>
            </text:list-item>
          </text:list>
          <text:list text:style-name="a827">
            <text:list-item>
              <text:list text:style-name="a827">
                <text:list-item>
                  <text:list text:style-name="a827">
                    <text:list-item>
                      <text:p text:style-name="a826" text:class-names="" text:cond-style-name=""><text:span text:style-name="a82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830">
            <text:list-item>
              <text:list text:style-name="a830">
                <text:list-item>
                  <text:list text:style-name="a830">
                    <text:list-item>
                      <text:list text:style-name="a830">
                        <text:list-item>
                          <text:p text:style-name="a829" text:class-names="" text:cond-style-name=""><text:span text:style-name="a82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3">
            <text:list-item>
              <text:list text:style-name="a833">
                <text:list-item>
                  <text:list text:style-name="a833">
                    <text:list-item>
                      <text:list text:style-name="a833">
                        <text:list-item>
                          <text:list text:style-name="a833">
                            <text:list-item>
                              <text:p text:style-name="a832" text:class-names="" text:cond-style-name=""><text:span text:style-name="a83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837" draw:name="Espaço Reservado para Data 6" svg:x="0.3937in" svg:y="7.87402in" svg:width="3.14961in" svg:height="0.3937in" presentation:class="date-time" presentation:placeholder="false">
        <draw:text-box>
          <text:p text:style-name="a836" text:class-names="" text:cond-style-name=""><text:span text:style-name="a835" text:class-names=""/></text:p>
        </draw:text-box>
        <svg:title/>
        <svg:desc/>
      </draw:frame>
      <draw:frame draw:id="id119" presentation:style-name="a840" draw:name="Espaço Reservado para Rodapé 7" svg:x="3.74016in" svg:y="7.87402in" svg:width="3.54331in" svg:height="0.3937in" presentation:class="footer" presentation:placeholder="false">
        <draw:text-box>
          <text:p text:style-name="a839" text:class-names="" text:cond-style-name=""><text:span text:style-name="a838" text:class-names=""/></text:p>
        </draw:text-box>
        <svg:title/>
        <svg:desc/>
      </draw:frame>
      <draw:frame draw:id="id120" presentation:style-name="a843" draw:name="Espaço Reservado para Número de Slide 8" svg:x="10.03937in" svg:y="7.44094in" svg:width="0.7874in" svg:height="0.7874in" presentation:class="page-number" presentation:placeholder="false">
        <draw:text-box>
          <text:p text:style-name="a842" text:class-names="" text:cond-style-name=""><text:span text:style-name="a841" text:class-names=""><text:page-number style:num-format="1" text:fixed="false"/></text:span></text:p>
        </draw:text-box>
        <svg:title/>
        <svg:desc/>
      </draw:frame>
      <presentation:notes style:page-layout-name="pageLayout2" draw:style-name="a860">
        <draw:page-thumbnail svg:x="1.21063in" svg:y="0.88858in" svg:width="5.84567in" svg:height="4.38425in" presentation:class="page" draw:id="id5" presentation:style-name="a844" draw:name="Espaço Reservado para Imagem de Slide 1">
          <svg:title/>
          <svg:desc/>
        </draw:page-thumbnail>
        <draw:frame draw:id="id6" presentation:style-name="a847" draw:name="Espaço Reservado para Anotações 2" svg:x="0.82677in" svg:y="5.55394in" svg:width="6.61378in" svg:height="5.26142in" presentation:class="notes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7" presentation:style-name="a850" draw:name="Espaço Reservado para Cabeçalho 3" svg:x="0in" svg:y="0in" svg:width="3.5878in" svg:height="0.58425in" presentation:class="header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8" presentation:style-name="a853" draw:name="Espaço Reservado para Data 4" svg:x="4.67953in" svg:y="0in" svg:width="3.5878in" svg:height="0.58425in" presentation:class="date-time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9" presentation:style-name="a856" draw:name="Espaço Reservado para Rodapé 5" svg:x="0in" svg:y="11.10827in" svg:width="3.5878in" svg:height="0.58425in" presentation:class="footer" presentation:placeholder="false">
          <draw:text-box>
            <text:p text:style-name="a855" text:class-names="" text:cond-style-name=""><text:span text:style-name="a854" text:class-names=""/></text:p>
          </draw:text-box>
          <svg:title/>
          <svg:desc/>
        </draw:frame>
        <draw:frame draw:id="id10" presentation:style-name="a859" draw:name="Espaço Reservado para Número de Slide 6" svg:x="4.67953in" svg:y="11.10827in" svg:width="3.5878in" svg:height="0.58425in" presentation:class="page-number" presentation:placeholder="false">
          <draw:text-box>
            <text:p text:style-name="a858" text:class-names="" text:cond-style-name=""><text:span text:style-name="a8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mente-título" style:page-layout-name="pageLayout1" draw:style-name="a861">
      <draw:custom-shape svg:x="0in" svg:y="7.87402in" svg:width="11.02362in" svg:height="0.3937in" draw:id="id121" draw:layer="Master2-bg" draw:style-name="a864" draw:name="Forma livre 5">
        <svg:title/>
        <svg:desc/>
        <text:p text:style-name="a863" text:class-names="" text:cond-style-name=""><text:span text:style-name="a86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22" draw:layer="Master2-bg" draw:style-name="a867" draw:name="Forma livre 6">
        <svg:title/>
        <svg:desc/>
        <text:p text:style-name="a866" text:class-names="" text:cond-style-name=""><text:span text:style-name="a86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23" draw:layer="Master2-bg" draw:style-name="a870" draw:name="Forma livre 7">
        <svg:title/>
        <svg:desc/>
        <text:p text:style-name="a869" text:class-names="" text:cond-style-name=""><text:span text:style-name="a868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24" presentation:style-name="a873" draw:name="Título 1" svg:x="0.3937in" svg:y="0.32953in" svg:width="10.23622in" svg:height="1.04843in" presentation:class="title" presentation:placeholder="false">
        <draw:text-box>
          <text:p text:style-name="a872" text:class-names="" text:cond-style-name=""><text:span text:style-name="a871" text:class-names="">Clique para editar o título mestre</text:span></text:p>
        </draw:text-box>
        <svg:title/>
        <svg:desc/>
      </draw:frame>
      <draw:frame draw:id="id125" presentation:style-name="a876" draw:name="Espaço Reservado para Data 2" svg:x="0.3937in" svg:y="7.87402in" svg:width="3.14961in" svg:height="0.3937in" presentation:class="date-time" presentation:placeholder="false">
        <draw:text-box>
          <text:p text:style-name="a875" text:class-names="" text:cond-style-name=""><text:span text:style-name="a874" text:class-names=""/></text:p>
        </draw:text-box>
        <svg:title/>
        <svg:desc/>
      </draw:frame>
      <draw:frame draw:id="id126" presentation:style-name="a879" draw:name="Espaço Reservado para Rodapé 3" svg:x="3.74016in" svg:y="7.87402in" svg:width="3.54331in" svg:height="0.3937in" presentation:class="footer" presentation:placeholder="false">
        <draw:text-box>
          <text:p text:style-name="a878" text:class-names="" text:cond-style-name=""><text:span text:style-name="a877" text:class-names=""/></text:p>
        </draw:text-box>
        <svg:title/>
        <svg:desc/>
      </draw:frame>
      <draw:frame draw:id="id127" presentation:style-name="a882" draw:name="Espaço Reservado para Número de Slide 4" svg:x="10.03937in" svg:y="7.44094in" svg:width="0.7874in" svg:height="0.7874in" presentation:class="page-number" presentation:placeholder="false">
        <draw:text-box>
          <text:p text:style-name="a881" text:class-names="" text:cond-style-name=""><text:span text:style-name="a880" text:class-names=""><text:page-number style:num-format="1" text:fixed="false"/></text:span></text:p>
        </draw:text-box>
        <svg:title/>
        <svg:desc/>
      </draw:frame>
      <presentation:notes style:page-layout-name="pageLayout2" draw:style-name="a899">
        <draw:page-thumbnail svg:x="1.21063in" svg:y="0.88858in" svg:width="5.84567in" svg:height="4.38425in" presentation:class="page" draw:id="id5" presentation:style-name="a883" draw:name="Espaço Reservado para Imagem de Slide 1">
          <svg:title/>
          <svg:desc/>
        </draw:page-thumbnail>
        <draw:frame draw:id="id6" presentation:style-name="a886" draw:name="Espaço Reservado para Anotações 2" svg:x="0.82677in" svg:y="5.55394in" svg:width="6.61378in" svg:height="5.26142in" presentation:class="notes" presentation:placeholder="false">
          <draw:text-box>
            <text:p text:style-name="a885" text:class-names="" text:cond-style-name=""><text:span text:style-name="a884" text:class-names=""/></text:p>
          </draw:text-box>
          <svg:title/>
          <svg:desc/>
        </draw:frame>
        <draw:frame draw:id="id7" presentation:style-name="a889" draw:name="Espaço Reservado para Cabeçalho 3" svg:x="0in" svg:y="0in" svg:width="3.5878in" svg:height="0.58425in" presentation:class="header" presentation:placeholder="false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8" presentation:style-name="a892" draw:name="Espaço Reservado para Data 4" svg:x="4.67953in" svg:y="0in" svg:width="3.5878in" svg:height="0.58425in" presentation:class="date-time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9" presentation:style-name="a895" draw:name="Espaço Reservado para Rodapé 5" svg:x="0in" svg:y="11.10827in" svg:width="3.5878in" svg:height="0.58425in" presentation:class="footer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10" presentation:style-name="a898" draw:name="Espaço Reservado para Número de Slide 6" svg:x="4.67953in" svg:y="11.10827in" svg:width="3.5878in" svg:height="0.58425in" presentation:class="page-number" presentation:placeholder="false">
          <draw:text-box>
            <text:p text:style-name="a897" text:class-names="" text:cond-style-name=""><text:span text:style-name="a8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Em-branco" style:page-layout-name="pageLayout1" draw:style-name="a900">
      <draw:custom-shape svg:x="0in" svg:y="7.87402in" svg:width="11.02362in" svg:height="0.3937in" draw:id="id128" draw:layer="Master2-bg" draw:style-name="a903" draw:name="Forma livre 4">
        <svg:title/>
        <svg:desc/>
        <text:p text:style-name="a902" text:class-names="" text:cond-style-name=""><text:span text:style-name="a90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29" draw:layer="Master2-bg" draw:style-name="a906" draw:name="Forma livre 5">
        <svg:title/>
        <svg:desc/>
        <text:p text:style-name="a905" text:class-names="" text:cond-style-name=""><text:span text:style-name="a90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30" draw:layer="Master2-bg" draw:style-name="a909" draw:name="Forma livre 6">
        <svg:title/>
        <svg:desc/>
        <text:p text:style-name="a908" text:class-names="" text:cond-style-name=""><text:span text:style-name="a907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31" presentation:style-name="a912" draw:name="Espaço Reservado para Data 1" svg:x="0.3937in" svg:y="7.87402in" svg:width="3.14961in" svg:height="0.3937in" presentation:class="date-time" presentation:placeholder="false">
        <draw:text-box>
          <text:p text:style-name="a911" text:class-names="" text:cond-style-name=""><text:span text:style-name="a910" text:class-names=""/></text:p>
        </draw:text-box>
        <svg:title/>
        <svg:desc/>
      </draw:frame>
      <draw:frame draw:id="id132" presentation:style-name="a915" draw:name="Espaço Reservado para Rodapé 2" svg:x="3.74016in" svg:y="7.87402in" svg:width="3.54331in" svg:height="0.3937in" presentation:class="footer" presentation:placeholder="false">
        <draw:text-box>
          <text:p text:style-name="a914" text:class-names="" text:cond-style-name=""><text:span text:style-name="a913" text:class-names=""/></text:p>
        </draw:text-box>
        <svg:title/>
        <svg:desc/>
      </draw:frame>
      <draw:frame draw:id="id133" presentation:style-name="a918" draw:name="Espaço Reservado para Número de Slide 3" svg:x="10.03937in" svg:y="7.44094in" svg:width="0.7874in" svg:height="0.7874in" presentation:class="page-number" presentation:placeholder="false">
        <draw:text-box>
          <text:p text:style-name="a917" text:class-names="" text:cond-style-name=""><text:span text:style-name="a916" text:class-names=""><text:page-number style:num-format="1" text:fixed="false"/></text:span></text:p>
        </draw:text-box>
        <svg:title/>
        <svg:desc/>
      </draw:frame>
      <presentation:notes style:page-layout-name="pageLayout2" draw:style-name="a935">
        <draw:page-thumbnail svg:x="1.21063in" svg:y="0.88858in" svg:width="5.84567in" svg:height="4.38425in" presentation:class="page" draw:id="id5" presentation:style-name="a919" draw:name="Espaço Reservado para Imagem de Slide 1">
          <svg:title/>
          <svg:desc/>
        </draw:page-thumbnail>
        <draw:frame draw:id="id6" presentation:style-name="a922" draw:name="Espaço Reservado para Anotações 2" svg:x="0.82677in" svg:y="5.55394in" svg:width="6.61378in" svg:height="5.26142in" presentation:class="notes" presentation:placeholder="false">
          <draw:text-box>
            <text:p text:style-name="a921" text:class-names="" text:cond-style-name=""><text:span text:style-name="a920" text:class-names=""/></text:p>
          </draw:text-box>
          <svg:title/>
          <svg:desc/>
        </draw:frame>
        <draw:frame draw:id="id7" presentation:style-name="a925" draw:name="Espaço Reservado para Cabeçalho 3" svg:x="0in" svg:y="0in" svg:width="3.5878in" svg:height="0.58425in" presentation:class="header" presentation:placeholder="false">
          <draw:text-box>
            <text:p text:style-name="a924" text:class-names="" text:cond-style-name=""><text:span text:style-name="a923" text:class-names=""/></text:p>
          </draw:text-box>
          <svg:title/>
          <svg:desc/>
        </draw:frame>
        <draw:frame draw:id="id8" presentation:style-name="a928" draw:name="Espaço Reservado para Data 4" svg:x="4.67953in" svg:y="0in" svg:width="3.5878in" svg:height="0.58425in" presentation:class="date-time" presentation:placeholder="false">
          <draw:text-box>
            <text:p text:style-name="a927" text:class-names="" text:cond-style-name=""><text:span text:style-name="a926" text:class-names=""/></text:p>
          </draw:text-box>
          <svg:title/>
          <svg:desc/>
        </draw:frame>
        <draw:frame draw:id="id9" presentation:style-name="a931" draw:name="Espaço Reservado para Rodapé 5" svg:x="0in" svg:y="11.10827in" svg:width="3.5878in" svg:height="0.58425in" presentation:class="footer" presentation:placeholder="false">
          <draw:text-box>
            <text:p text:style-name="a930" text:class-names="" text:cond-style-name=""><text:span text:style-name="a929" text:class-names=""/></text:p>
          </draw:text-box>
          <svg:title/>
          <svg:desc/>
        </draw:frame>
        <draw:frame draw:id="id10" presentation:style-name="a934" draw:name="Espaço Reservado para Número de Slide 6" svg:x="4.67953in" svg:y="11.10827in" svg:width="3.5878in" svg:height="0.58425in" presentation:class="page-number" presentation:placeholder="false">
          <draw:text-box>
            <text:p text:style-name="a933" text:class-names="" text:cond-style-name=""><text:span text:style-name="a9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údo-com-Legenda" style:page-layout-name="pageLayout1" draw:style-name="a936">
      <draw:custom-shape svg:x="0in" svg:y="7.87402in" svg:width="11.02362in" svg:height="0.3937in" draw:id="id134" draw:layer="Master2-bg" draw:style-name="a939" draw:name="Forma livre 7">
        <svg:title/>
        <svg:desc/>
        <text:p text:style-name="a938" text:class-names="" text:cond-style-name=""><text:span text:style-name="a93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35" draw:layer="Master2-bg" draw:style-name="a942" draw:name="Forma livre 8">
        <svg:title/>
        <svg:desc/>
        <text:p text:style-name="a941" text:class-names="" text:cond-style-name=""><text:span text:style-name="a94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36" draw:layer="Master2-bg" draw:style-name="a945" draw:name="Forma livre 9">
        <svg:title/>
        <svg:desc/>
        <text:p text:style-name="a944" text:class-names="" text:cond-style-name=""><text:span text:style-name="a943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37" presentation:style-name="a948" draw:name="Título 1" svg:x="0.75868in" svg:y="0.55035in" svg:width="3.55556in" svg:height="1.93056in" presentation:class="title" presentation:placeholder="false">
        <draw:text-box>
          <text:p text:style-name="a947" text:class-names="" text:cond-style-name=""><text:span text:style-name="a946" text:class-names="">Clique para editar o título mestre</text:span></text:p>
        </draw:text-box>
        <svg:title/>
        <svg:desc/>
      </draw:frame>
      <draw:frame draw:id="id138" presentation:style-name="a963" draw:name="Espaço Reservado para Conteúdo 2" svg:x="4.6875in" svg:y="1.19097in" svg:width="5.57986in" svg:height="5.875in" presentation:class="object" presentation:placeholder="false">
        <draw:text-box>
          <text:p text:style-name="a950" text:class-names="" text:cond-style-name=""><text:span text:style-name="a949" text:class-names="">Clique para editar o texto mestre</text:span></text:p>
          <text:list text:style-name="a953">
            <text:list-item>
              <text:list text:style-name="a953">
                <text:list-item>
                  <text:p text:style-name="a952" text:class-names="" text:cond-style-name=""><text:span text:style-name="a951" text:class-names="">Segundo nível</text:span></text:p>
                </text:list-item>
              </text:list>
            </text:list-item>
          </text:list>
          <text:list text:style-name="a956">
            <text:list-item>
              <text:list text:style-name="a956">
                <text:list-item>
                  <text:list text:style-name="a956">
                    <text:list-item>
                      <text:p text:style-name="a955" text:class-names="" text:cond-style-name=""><text:span text:style-name="a95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959">
            <text:list-item>
              <text:list text:style-name="a959">
                <text:list-item>
                  <text:list text:style-name="a959">
                    <text:list-item>
                      <text:list text:style-name="a959">
                        <text:list-item>
                          <text:p text:style-name="a958" text:class-names="" text:cond-style-name=""><text:span text:style-name="a95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2">
            <text:list-item>
              <text:list text:style-name="a962">
                <text:list-item>
                  <text:list text:style-name="a962">
                    <text:list-item>
                      <text:list text:style-name="a962">
                        <text:list-item>
                          <text:list text:style-name="a962">
                            <text:list-item>
                              <text:p text:style-name="a961" text:class-names="" text:cond-style-name=""><text:span text:style-name="a960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9" presentation:style-name="a967" draw:name="Espaço Reservado para Texto 3" svg:x="0.75868in" svg:y="2.4809in" svg:width="3.55556in" svg:height="4.59375in" presentation:class="outline" presentation:placeholder="false">
        <draw:text-box>
          <text:list text:style-name="a966">
            <text:list-item>
              <text:p text:style-name="a965" text:class-names="" text:cond-style-name=""><text:span text:style-name="a964" text:class-names="">Clique para editar o texto mestre</text:span></text:p>
            </text:list-item>
          </text:list>
        </draw:text-box>
        <svg:title/>
        <svg:desc/>
      </draw:frame>
      <draw:frame draw:id="id140" presentation:style-name="a970" draw:name="Espaço Reservado para Data 4" svg:x="0.3937in" svg:y="7.87402in" svg:width="3.14961in" svg:height="0.3937in" presentation:class="date-time" presentation:placeholder="false">
        <draw:text-box>
          <text:p text:style-name="a969" text:class-names="" text:cond-style-name=""><text:span text:style-name="a968" text:class-names=""/></text:p>
        </draw:text-box>
        <svg:title/>
        <svg:desc/>
      </draw:frame>
      <draw:frame draw:id="id141" presentation:style-name="a973" draw:name="Espaço Reservado para Rodapé 5" svg:x="3.74016in" svg:y="7.87402in" svg:width="3.54331in" svg:height="0.3937in" presentation:class="footer" presentation:placeholder="false">
        <draw:text-box>
          <text:p text:style-name="a972" text:class-names="" text:cond-style-name=""><text:span text:style-name="a971" text:class-names=""/></text:p>
        </draw:text-box>
        <svg:title/>
        <svg:desc/>
      </draw:frame>
      <draw:frame draw:id="id142" presentation:style-name="a976" draw:name="Espaço Reservado para Número de Slide 6" svg:x="10.03937in" svg:y="7.44094in" svg:width="0.7874in" svg:height="0.7874in" presentation:class="page-number" presentation:placeholder="false">
        <draw:text-box>
          <text:p text:style-name="a975" text:class-names="" text:cond-style-name=""><text:span text:style-name="a974" text:class-names=""><text:page-number style:num-format="1" text:fixed="false"/></text:span></text:p>
        </draw:text-box>
        <svg:title/>
        <svg:desc/>
      </draw:frame>
      <presentation:notes style:page-layout-name="pageLayout2" draw:style-name="a993">
        <draw:page-thumbnail svg:x="1.21063in" svg:y="0.88858in" svg:width="5.84567in" svg:height="4.38425in" presentation:class="page" draw:id="id5" presentation:style-name="a977" draw:name="Espaço Reservado para Imagem de Slide 1">
          <svg:title/>
          <svg:desc/>
        </draw:page-thumbnail>
        <draw:frame draw:id="id6" presentation:style-name="a980" draw:name="Espaço Reservado para Anotações 2" svg:x="0.82677in" svg:y="5.55394in" svg:width="6.61378in" svg:height="5.26142in" presentation:class="notes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7" presentation:style-name="a983" draw:name="Espaço Reservado para Cabeçalho 3" svg:x="0in" svg:y="0in" svg:width="3.5878in" svg:height="0.58425in" presentation:class="header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8" presentation:style-name="a986" draw:name="Espaço Reservado para Data 4" svg:x="4.67953in" svg:y="0in" svg:width="3.5878in" svg:height="0.58425in" presentation:class="date-time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9" presentation:style-name="a989" draw:name="Espaço Reservado para Rodapé 5" svg:x="0in" svg:y="11.10827in" svg:width="3.5878in" svg:height="0.58425in" presentation:class="footer" presentation:placeholder="false">
          <draw:text-box>
            <text:p text:style-name="a988" text:class-names="" text:cond-style-name=""><text:span text:style-name="a987" text:class-names=""/></text:p>
          </draw:text-box>
          <svg:title/>
          <svg:desc/>
        </draw:frame>
        <draw:frame draw:id="id10" presentation:style-name="a992" draw:name="Espaço Reservado para Número de Slide 6" svg:x="4.67953in" svg:y="11.10827in" svg:width="3.5878in" svg:height="0.58425in" presentation:class="page-number" presentation:placeholder="false">
          <draw:text-box>
            <text:p text:style-name="a991" text:class-names="" text:cond-style-name=""><text:span text:style-name="a9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m-com-Legenda" style:page-layout-name="pageLayout1" draw:style-name="a994">
      <draw:custom-shape svg:x="0in" svg:y="7.87402in" svg:width="11.02362in" svg:height="0.3937in" draw:id="id143" draw:layer="Master2-bg" draw:style-name="a997" draw:name="Forma livre 7">
        <svg:title/>
        <svg:desc/>
        <text:p text:style-name="a996" text:class-names="" text:cond-style-name=""><text:span text:style-name="a99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44" draw:layer="Master2-bg" draw:style-name="a1000" draw:name="Forma livre 8">
        <svg:title/>
        <svg:desc/>
        <text:p text:style-name="a999" text:class-names="" text:cond-style-name=""><text:span text:style-name="a99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45" draw:layer="Master2-bg" draw:style-name="a1003" draw:name="Forma livre 9">
        <svg:title/>
        <svg:desc/>
        <text:p text:style-name="a1002" text:class-names="" text:cond-style-name=""><text:span text:style-name="a1001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46" presentation:style-name="a1006" draw:name="Título 1" svg:x="0.75868in" svg:y="0.55035in" svg:width="3.55556in" svg:height="1.93056in" presentation:class="title" presentation:placeholder="false">
        <draw:text-box>
          <text:p text:style-name="a1005" text:class-names="" text:cond-style-name=""><text:span text:style-name="a1004" text:class-names="">Clique para editar o título mestre</text:span></text:p>
        </draw:text-box>
        <svg:title/>
        <svg:desc/>
      </draw:frame>
      <draw:frame draw:id="id147" presentation:style-name="a1009" draw:name="Espaço Reservado para Imagem 2" svg:x="4.6875in" svg:y="1.19097in" svg:width="5.57986in" svg:height="5.875in" presentation:class="graphic" presentation:placeholder="false">
        <draw:text-box>
          <text:p text:style-name="a1008" text:class-names="" text:cond-style-name=""><text:span text:style-name="a1007" text:class-names=""/></text:p>
        </draw:text-box>
        <svg:title/>
        <svg:desc/>
      </draw:frame>
      <draw:frame draw:id="id148" presentation:style-name="a1013" draw:name="Espaço Reservado para Texto 3" svg:x="0.75868in" svg:y="2.4809in" svg:width="3.55556in" svg:height="4.59375in" presentation:class="outline" presentation:placeholder="false">
        <draw:text-box>
          <text:list text:style-name="a1012">
            <text:list-item>
              <text:p text:style-name="a1011" text:class-names="" text:cond-style-name=""><text:span text:style-name="a1010" text:class-names="">Clique para editar o texto mestre</text:span></text:p>
            </text:list-item>
          </text:list>
        </draw:text-box>
        <svg:title/>
        <svg:desc/>
      </draw:frame>
      <draw:frame draw:id="id149" presentation:style-name="a1016" draw:name="Espaço Reservado para Data 4" svg:x="0.3937in" svg:y="7.87402in" svg:width="3.14961in" svg:height="0.3937in" presentation:class="date-time" presentation:placeholder="false">
        <draw:text-box>
          <text:p text:style-name="a1015" text:class-names="" text:cond-style-name=""><text:span text:style-name="a1014" text:class-names=""/></text:p>
        </draw:text-box>
        <svg:title/>
        <svg:desc/>
      </draw:frame>
      <draw:frame draw:id="id150" presentation:style-name="a1019" draw:name="Espaço Reservado para Rodapé 5" svg:x="3.74016in" svg:y="7.87402in" svg:width="3.54331in" svg:height="0.3937in" presentation:class="footer" presentation:placeholder="false">
        <draw:text-box>
          <text:p text:style-name="a1018" text:class-names="" text:cond-style-name=""><text:span text:style-name="a1017" text:class-names=""/></text:p>
        </draw:text-box>
        <svg:title/>
        <svg:desc/>
      </draw:frame>
      <draw:frame draw:id="id151" presentation:style-name="a1022" draw:name="Espaço Reservado para Número de Slide 6" svg:x="10.03937in" svg:y="7.44094in" svg:width="0.7874in" svg:height="0.7874in" presentation:class="page-number" presentation:placeholder="false">
        <draw:text-box>
          <text:p text:style-name="a1021" text:class-names="" text:cond-style-name=""><text:span text:style-name="a1020" text:class-names=""><text:page-number style:num-format="1" text:fixed="false"/></text:span></text:p>
        </draw:text-box>
        <svg:title/>
        <svg:desc/>
      </draw:frame>
      <presentation:notes style:page-layout-name="pageLayout2" draw:style-name="a1039">
        <draw:page-thumbnail svg:x="1.21063in" svg:y="0.88858in" svg:width="5.84567in" svg:height="4.38425in" presentation:class="page" draw:id="id5" presentation:style-name="a1023" draw:name="Espaço Reservado para Imagem de Slide 1">
          <svg:title/>
          <svg:desc/>
        </draw:page-thumbnail>
        <draw:frame draw:id="id6" presentation:style-name="a1026" draw:name="Espaço Reservado para Anotações 2" svg:x="0.82677in" svg:y="5.55394in" svg:width="6.61378in" svg:height="5.26142in" presentation:class="notes" presentation:placeholder="false">
          <draw:text-box>
            <text:p text:style-name="a1025" text:class-names="" text:cond-style-name=""><text:span text:style-name="a1024" text:class-names=""/></text:p>
          </draw:text-box>
          <svg:title/>
          <svg:desc/>
        </draw:frame>
        <draw:frame draw:id="id7" presentation:style-name="a1029" draw:name="Espaço Reservado para Cabeçalho 3" svg:x="0in" svg:y="0in" svg:width="3.5878in" svg:height="0.58425in" presentation:class="header" presentation:placeholder="false">
          <draw:text-box>
            <text:p text:style-name="a1028" text:class-names="" text:cond-style-name=""><text:span text:style-name="a1027" text:class-names=""/></text:p>
          </draw:text-box>
          <svg:title/>
          <svg:desc/>
        </draw:frame>
        <draw:frame draw:id="id8" presentation:style-name="a1032" draw:name="Espaço Reservado para Data 4" svg:x="4.67953in" svg:y="0in" svg:width="3.5878in" svg:height="0.58425in" presentation:class="date-time" presentation:placeholder="false">
          <draw:text-box>
            <text:p text:style-name="a1031" text:class-names="" text:cond-style-name=""><text:span text:style-name="a1030" text:class-names=""/></text:p>
          </draw:text-box>
          <svg:title/>
          <svg:desc/>
        </draw:frame>
        <draw:frame draw:id="id9" presentation:style-name="a1035" draw:name="Espaço Reservado para Rodapé 5" svg:x="0in" svg:y="11.10827in" svg:width="3.5878in" svg:height="0.58425in" presentation:class="footer" presentation:placeholder="false">
          <draw:text-box>
            <text:p text:style-name="a1034" text:class-names="" text:cond-style-name=""><text:span text:style-name="a1033" text:class-names=""/></text:p>
          </draw:text-box>
          <svg:title/>
          <svg:desc/>
        </draw:frame>
        <draw:frame draw:id="id10" presentation:style-name="a1038" draw:name="Espaço Reservado para Número de Slide 6" svg:x="4.67953in" svg:y="11.10827in" svg:width="3.5878in" svg:height="0.58425in" presentation:class="page-number" presentation:placeholder="false">
          <draw:text-box>
            <text:p text:style-name="a1037" text:class-names="" text:cond-style-name=""><text:span text:style-name="a10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ítulo-e-texto-vertical" style:page-layout-name="pageLayout1" draw:style-name="a1040">
      <draw:custom-shape svg:x="0in" svg:y="7.87402in" svg:width="11.02362in" svg:height="0.3937in" draw:id="id152" draw:layer="Master2-bg" draw:style-name="a1043" draw:name="Forma livre 6">
        <svg:title/>
        <svg:desc/>
        <text:p text:style-name="a1042" text:class-names="" text:cond-style-name=""><text:span text:style-name="a104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53" draw:layer="Master2-bg" draw:style-name="a1046" draw:name="Forma livre 7">
        <svg:title/>
        <svg:desc/>
        <text:p text:style-name="a1045" text:class-names="" text:cond-style-name=""><text:span text:style-name="a104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54" draw:layer="Master2-bg" draw:style-name="a1049" draw:name="Forma livre 8">
        <svg:title/>
        <svg:desc/>
        <text:p text:style-name="a1048" text:class-names="" text:cond-style-name=""><text:span text:style-name="a1047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55" presentation:style-name="a1052" draw:name="Título 1" svg:x="0.3937in" svg:y="0.32953in" svg:width="10.23622in" svg:height="1.04843in" presentation:class="title" presentation:placeholder="false">
        <draw:text-box>
          <text:p text:style-name="a1051" text:class-names="" text:cond-style-name=""><text:span text:style-name="a1050" text:class-names="">Clique para editar o título mestre</text:span></text:p>
        </draw:text-box>
        <svg:title/>
        <svg:desc/>
      </draw:frame>
      <draw:frame draw:id="id156" presentation:style-name="a1068" draw:name="Espaço Reservado para Texto Vertical 2" svg:x="0.3937in" svg:y="2.16535in" svg:width="10.23622in" svg:height="5.51181in" presentation:class="outline" presentation:placeholder="false">
        <draw:text-box>
          <text:list text:style-name="a1055">
            <text:list-item>
              <text:p text:style-name="a1054" text:class-names="" text:cond-style-name=""><text:span text:style-name="a1053" text:class-names="">Clique para editar o texto mestre</text:span></text:p>
            </text:list-item>
          </text:list>
          <text:list text:style-name="a1058">
            <text:list-item>
              <text:list text:style-name="a1058">
                <text:list-item>
                  <text:p text:style-name="a1057" text:class-names="" text:cond-style-name=""><text:span text:style-name="a1056" text:class-names="">Segundo nível</text:span></text:p>
                </text:list-item>
              </text:list>
            </text:list-item>
          </text:list>
          <text:list text:style-name="a1061">
            <text:list-item>
              <text:list text:style-name="a1061">
                <text:list-item>
                  <text:list text:style-name="a1061">
                    <text:list-item>
                      <text:p text:style-name="a1060" text:class-names="" text:cond-style-name=""><text:span text:style-name="a105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064">
            <text:list-item>
              <text:list text:style-name="a1064">
                <text:list-item>
                  <text:list text:style-name="a1064">
                    <text:list-item>
                      <text:list text:style-name="a1064">
                        <text:list-item>
                          <text:p text:style-name="a1063" text:class-names="" text:cond-style-name=""><text:span text:style-name="a106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7">
            <text:list-item>
              <text:list text:style-name="a1067">
                <text:list-item>
                  <text:list text:style-name="a1067">
                    <text:list-item>
                      <text:list text:style-name="a1067">
                        <text:list-item>
                          <text:list text:style-name="a1067">
                            <text:list-item>
                              <text:p text:style-name="a1066" text:class-names="" text:cond-style-name=""><text:span text:style-name="a1065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7" presentation:style-name="a1071" draw:name="Espaço Reservado para Data 3" svg:x="0.3937in" svg:y="7.87402in" svg:width="3.14961in" svg:height="0.3937in" presentation:class="date-time" presentation:placeholder="false">
        <draw:text-box>
          <text:p text:style-name="a1070" text:class-names="" text:cond-style-name=""><text:span text:style-name="a1069" text:class-names=""/></text:p>
        </draw:text-box>
        <svg:title/>
        <svg:desc/>
      </draw:frame>
      <draw:frame draw:id="id158" presentation:style-name="a1074" draw:name="Espaço Reservado para Rodapé 4" svg:x="3.74016in" svg:y="7.87402in" svg:width="3.54331in" svg:height="0.3937in" presentation:class="footer" presentation:placeholder="false">
        <draw:text-box>
          <text:p text:style-name="a1073" text:class-names="" text:cond-style-name=""><text:span text:style-name="a1072" text:class-names=""/></text:p>
        </draw:text-box>
        <svg:title/>
        <svg:desc/>
      </draw:frame>
      <draw:frame draw:id="id159" presentation:style-name="a1077" draw:name="Espaço Reservado para Número de Slide 5" svg:x="10.03937in" svg:y="7.44094in" svg:width="0.7874in" svg:height="0.7874in" presentation:class="page-number" presentation:placeholder="false">
        <draw:text-box>
          <text:p text:style-name="a1076" text:class-names="" text:cond-style-name=""><text:span text:style-name="a1075" text:class-names=""><text:page-number style:num-format="1" text:fixed="false"/></text:span></text:p>
        </draw:text-box>
        <svg:title/>
        <svg:desc/>
      </draw:frame>
      <presentation:notes style:page-layout-name="pageLayout2" draw:style-name="a1094">
        <draw:page-thumbnail svg:x="1.21063in" svg:y="0.88858in" svg:width="5.84567in" svg:height="4.38425in" presentation:class="page" draw:id="id5" presentation:style-name="a1078" draw:name="Espaço Reservado para Imagem de Slide 1">
          <svg:title/>
          <svg:desc/>
        </draw:page-thumbnail>
        <draw:frame draw:id="id6" presentation:style-name="a1081" draw:name="Espaço Reservado para Anotações 2" svg:x="0.82677in" svg:y="5.55394in" svg:width="6.61378in" svg:height="5.26142in" presentation:class="notes" presentation:placeholder="false">
          <draw:text-box>
            <text:p text:style-name="a1080" text:class-names="" text:cond-style-name=""><text:span text:style-name="a1079" text:class-names=""/></text:p>
          </draw:text-box>
          <svg:title/>
          <svg:desc/>
        </draw:frame>
        <draw:frame draw:id="id7" presentation:style-name="a1084" draw:name="Espaço Reservado para Cabeçalho 3" svg:x="0in" svg:y="0in" svg:width="3.5878in" svg:height="0.58425in" presentation:class="header" presentation:placeholder="false">
          <draw:text-box>
            <text:p text:style-name="a1083" text:class-names="" text:cond-style-name=""><text:span text:style-name="a1082" text:class-names=""/></text:p>
          </draw:text-box>
          <svg:title/>
          <svg:desc/>
        </draw:frame>
        <draw:frame draw:id="id8" presentation:style-name="a1087" draw:name="Espaço Reservado para Data 4" svg:x="4.67953in" svg:y="0in" svg:width="3.5878in" svg:height="0.58425in" presentation:class="date-time" presentation:placeholder="false">
          <draw:text-box>
            <text:p text:style-name="a1086" text:class-names="" text:cond-style-name=""><text:span text:style-name="a1085" text:class-names=""/></text:p>
          </draw:text-box>
          <svg:title/>
          <svg:desc/>
        </draw:frame>
        <draw:frame draw:id="id9" presentation:style-name="a1090" draw:name="Espaço Reservado para Rodapé 5" svg:x="0in" svg:y="11.10827in" svg:width="3.5878in" svg:height="0.58425in" presentation:class="footer" presentation:placeholder="false">
          <draw:text-box>
            <text:p text:style-name="a1089" text:class-names="" text:cond-style-name=""><text:span text:style-name="a1088" text:class-names=""/></text:p>
          </draw:text-box>
          <svg:title/>
          <svg:desc/>
        </draw:frame>
        <draw:frame draw:id="id10" presentation:style-name="a1093" draw:name="Espaço Reservado para Número de Slide 6" svg:x="4.67953in" svg:y="11.10827in" svg:width="3.5878in" svg:height="0.58425in" presentation:class="page-number" presentation:placeholder="false">
          <draw:text-box>
            <text:p text:style-name="a1092" text:class-names="" text:cond-style-name=""><text:span text:style-name="a10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ítulo-e-texto-verticais" style:page-layout-name="pageLayout1" draw:style-name="a1095">
      <draw:custom-shape svg:x="0in" svg:y="7.87402in" svg:width="11.02362in" svg:height="0.3937in" draw:id="id160" draw:layer="Master2-bg" draw:style-name="a1098" draw:name="Forma livre 6">
        <svg:title/>
        <svg:desc/>
        <text:p text:style-name="a1097" text:class-names="" text:cond-style-name=""><text:span text:style-name="a109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61" draw:layer="Master2-bg" draw:style-name="a1101" draw:name="Forma livre 7">
        <svg:title/>
        <svg:desc/>
        <text:p text:style-name="a1100" text:class-names="" text:cond-style-name=""><text:span text:style-name="a109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62" draw:layer="Master2-bg" draw:style-name="a1104" draw:name="Forma livre 8">
        <svg:title/>
        <svg:desc/>
        <text:p text:style-name="a1103" text:class-names="" text:cond-style-name=""><text:span text:style-name="a1102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63" presentation:style-name="a1107" draw:name="Título Vertical 1" svg:x="8.07118in" svg:y="0.32986in" svg:width="2.55903in" svg:height="7.34722in" presentation:class="title" presentation:placeholder="false">
        <draw:text-box>
          <text:p text:style-name="a1106" text:class-names="" text:cond-style-name=""><text:span text:style-name="a1105" text:class-names="">Clique para editar o título mestre</text:span></text:p>
        </draw:text-box>
        <svg:title/>
        <svg:desc/>
      </draw:frame>
      <draw:frame draw:id="id164" presentation:style-name="a1123" draw:name="Espaço Reservado para Texto Vertical 2" svg:x="0.3941in" svg:y="0.32986in" svg:width="7.51042in" svg:height="7.34722in" presentation:class="outline" presentation:placeholder="false">
        <draw:text-box>
          <text:list text:style-name="a1110">
            <text:list-item>
              <text:p text:style-name="a1109" text:class-names="" text:cond-style-name=""><text:span text:style-name="a1108" text:class-names="">Clique para editar o texto mestre</text:span></text:p>
            </text:list-item>
          </text:list>
          <text:list text:style-name="a1113">
            <text:list-item>
              <text:list text:style-name="a1113">
                <text:list-item>
                  <text:p text:style-name="a1112" text:class-names="" text:cond-style-name=""><text:span text:style-name="a1111" text:class-names="">Segundo nível</text:span></text:p>
                </text:list-item>
              </text:list>
            </text:list-item>
          </text:list>
          <text:list text:style-name="a1116">
            <text:list-item>
              <text:list text:style-name="a1116">
                <text:list-item>
                  <text:list text:style-name="a1116">
                    <text:list-item>
                      <text:p text:style-name="a1115" text:class-names="" text:cond-style-name=""><text:span text:style-name="a111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19">
            <text:list-item>
              <text:list text:style-name="a1119">
                <text:list-item>
                  <text:list text:style-name="a1119">
                    <text:list-item>
                      <text:list text:style-name="a1119">
                        <text:list-item>
                          <text:p text:style-name="a1118" text:class-names="" text:cond-style-name=""><text:span text:style-name="a111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2">
            <text:list-item>
              <text:list text:style-name="a1122">
                <text:list-item>
                  <text:list text:style-name="a1122">
                    <text:list-item>
                      <text:list text:style-name="a1122">
                        <text:list-item>
                          <text:list text:style-name="a1122">
                            <text:list-item>
                              <text:p text:style-name="a1121" text:class-names="" text:cond-style-name=""><text:span text:style-name="a1120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126" draw:name="Espaço Reservado para Data 3" svg:x="0.3937in" svg:y="7.87402in" svg:width="3.14961in" svg:height="0.3937in" presentation:class="date-time" presentation:placeholder="false">
        <draw:text-box>
          <text:p text:style-name="a1125" text:class-names="" text:cond-style-name=""><text:span text:style-name="a1124" text:class-names=""/></text:p>
        </draw:text-box>
        <svg:title/>
        <svg:desc/>
      </draw:frame>
      <draw:frame draw:id="id166" presentation:style-name="a1129" draw:name="Espaço Reservado para Rodapé 4" svg:x="3.74016in" svg:y="7.87402in" svg:width="3.54331in" svg:height="0.3937in" presentation:class="footer" presentation:placeholder="false">
        <draw:text-box>
          <text:p text:style-name="a1128" text:class-names="" text:cond-style-name=""><text:span text:style-name="a1127" text:class-names=""/></text:p>
        </draw:text-box>
        <svg:title/>
        <svg:desc/>
      </draw:frame>
      <draw:frame draw:id="id167" presentation:style-name="a1132" draw:name="Espaço Reservado para Número de Slide 5" svg:x="10.03937in" svg:y="7.44094in" svg:width="0.7874in" svg:height="0.7874in" presentation:class="page-number" presentation:placeholder="false">
        <draw:text-box>
          <text:p text:style-name="a1131" text:class-names="" text:cond-style-name=""><text:span text:style-name="a1130" text:class-names=""><text:page-number style:num-format="1" text:fixed="false"/></text:span></text:p>
        </draw:text-box>
        <svg:title/>
        <svg:desc/>
      </draw:frame>
      <presentation:notes style:page-layout-name="pageLayout2" draw:style-name="a1149">
        <draw:page-thumbnail svg:x="1.21063in" svg:y="0.88858in" svg:width="5.84567in" svg:height="4.38425in" presentation:class="page" draw:id="id5" presentation:style-name="a1133" draw:name="Espaço Reservado para Imagem de Slide 1">
          <svg:title/>
          <svg:desc/>
        </draw:page-thumbnail>
        <draw:frame draw:id="id6" presentation:style-name="a1136" draw:name="Espaço Reservado para Anotações 2" svg:x="0.82677in" svg:y="5.55394in" svg:width="6.61378in" svg:height="5.26142in" presentation:class="notes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7" presentation:style-name="a1139" draw:name="Espaço Reservado para Cabeçalho 3" svg:x="0in" svg:y="0in" svg:width="3.5878in" svg:height="0.58425in" presentation:class="header" presentation:placeholder="false">
          <draw:text-box>
            <text:p text:style-name="a1138" text:class-names="" text:cond-style-name=""><text:span text:style-name="a1137" text:class-names=""/></text:p>
          </draw:text-box>
          <svg:title/>
          <svg:desc/>
        </draw:frame>
        <draw:frame draw:id="id8" presentation:style-name="a1142" draw:name="Espaço Reservado para Data 4" svg:x="4.67953in" svg:y="0in" svg:width="3.5878in" svg:height="0.58425in" presentation:class="date-time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9" presentation:style-name="a1145" draw:name="Espaço Reservado para Rodapé 5" svg:x="0in" svg:y="11.10827in" svg:width="3.5878in" svg:height="0.58425in" presentation:class="footer" presentation:placeholder="false">
          <draw:text-box>
            <text:p text:style-name="a1144" text:class-names="" text:cond-style-name=""><text:span text:style-name="a1143" text:class-names=""/></text:p>
          </draw:text-box>
          <svg:title/>
          <svg:desc/>
        </draw:frame>
        <draw:frame draw:id="id10" presentation:style-name="a1148" draw:name="Espaço Reservado para Número de Slide 6" svg:x="4.67953in" svg:y="11.10827in" svg:width="3.5878in" svg:height="0.58425in" presentation:class="page-number" presentation:placeholder="false">
          <draw:text-box>
            <text:p text:style-name="a1147" text:class-names="" text:cond-style-name=""><text:span text:style-name="a114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50">
      <draw:frame draw:id="id168" presentation:style-name="a1153" draw:name="Espaço Reservado para Cabeçalho 1" svg:x="0in" svg:y="0in" svg:width="3.5878in" svg:height="0.58425in" presentation:class="header" presentation:placeholder="false">
        <draw:text-box>
          <text:p text:style-name="a1152" text:class-names="" text:cond-style-name=""><text:span text:style-name="a1151" text:class-names=""/></text:p>
        </draw:text-box>
        <svg:title/>
        <svg:desc/>
      </draw:frame>
      <draw:frame draw:id="id169" presentation:style-name="a1156" draw:name="Espaço Reservado para Data 2" svg:x="4.67953in" svg:y="0in" svg:width="3.5878in" svg:height="0.58425in" presentation:class="date-time" presentation:placeholder="false">
        <draw:text-box>
          <text:p text:style-name="a1155" text:class-names="" text:cond-style-name=""><text:span text:style-name="a1154" text:class-names=""/></text:p>
        </draw:text-box>
        <svg:title/>
        <svg:desc/>
      </draw:frame>
      <draw:frame draw:id="id170" presentation:style-name="a1159" draw:name="Espaço Reservado para Rodapé 3" svg:x="0in" svg:y="11.10827in" svg:width="3.5878in" svg:height="0.58425in" presentation:class="footer" presentation:placeholder="false">
        <draw:text-box>
          <text:p text:style-name="a1158" text:class-names="" text:cond-style-name=""><text:span text:style-name="a1157" text:class-names=""/></text:p>
        </draw:text-box>
        <svg:title/>
        <svg:desc/>
      </draw:frame>
      <draw:frame draw:id="id171" presentation:style-name="a1162" draw:name="Espaço Reservado para Número de Slide 4" svg:x="4.67953in" svg:y="11.10827in" svg:width="3.5878in" svg:height="0.58425in" presentation:class="page-number" presentation:placeholder="false">
        <draw:text-box>
          <text:p text:style-name="a1161" text:class-names="" text:cond-style-name=""><text:span text:style-name="a1160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resentação do PowerPoint</dc:title>
    <meta:initial-creator>onitseDv</meta:initial-creator>
    <dc:creator>onitseDv</dc:creator>
    <meta:creation-date>2009-04-16T11:32:32Z</meta:creation-date>
    <dc:date>2018-03-26T22:59:42Z</dc:date>
    <meta:editing-cycles>6</meta:editing-cycles>
    <meta:editing-duration>PT3505S</meta:editing-duration>
    <meta:document-statistic meta:paragraph-count="96" meta:word-count="34"/>
  </office:meta>
</office:document-meta>
</file>